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02A0000004517F8574D972E34D2.png" manifest:media-type="image/png"/>
  <manifest:file-entry manifest:full-path="Pictures/10000201000001CD0000003D0E723AB59621D244.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n-cs" svg:font-family="+mn-cs"/>
    <style:font-face style:name="+mn-ea" svg:font-family="+mn-ea"/>
    <style:font-face style:name="+mn-lt" svg:font-family="+mn-lt"/>
    <style:font-face style:name="Calibri2" svg:font-family="Calibri"/>
    <style:font-face style:name="Calibri Light" svg:font-family="'Calibri Light'"/>
    <style:font-face style:name="Calibri1" svg:font-family="Calibri" style:font-family-generic="swiss"/>
    <style:font-face style:name="Helvetica" svg:font-family="Helvetica" style:font-family-generic="swiss"/>
    <style:font-face style:name="+mn-cs1" svg:font-family="+mn-cs" style:font-pitch="variable"/>
    <style:font-face style:name="+mn-ea1" svg:font-family="+mn-ea" style:font-pitch="variable"/>
    <style:font-face style:name="+mn-lt1" svg:font-family="+mn-lt" style:font-pitch="variable"/>
    <style:font-face style:name="Calibri" svg:font-family="Calibri" style:font-pitch="variable"/>
    <style:font-face style:name="DejaVu Sans" svg:font-family="'DejaVu Sans'" style:font-pitch="variable"/>
    <style:font-face style:name="Helvetica2" svg:font-family="Helvetica" style:font-pitch="variable"/>
    <style:font-face style:name="Liberation Sans2" svg:font-family="'Liberation Sans'" style:font-pitch="variable"/>
    <style:font-face style:name="Liberation Serif" svg:font-family="'Liberation Serif'" style:font-pitch="variable"/>
    <style:font-face style:name="Noto Sans CJK SC" svg:font-family="'Noto Sans CJK SC'" style:font-family-generic="modern" style:font-pitch="variable"/>
    <style:font-face style:name="Open Sans1" svg:font-family="'Open Sans'" style:font-family-generic="moder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1" svg:font-family="'Noto Sans CJK SC'" style:font-family-generic="system" style:font-pitch="variable"/>
    <style:font-face style:name="Open Sans2" svg:font-family="'Open Sans'"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true" draw:fit-to-size="false" style:shrink-to-fit="false" fo:min-height="0cm" fo:min-width="0cm" fo:padding-top="0.125cm" fo:padding-bottom="0.125cm" fo:padding-left="0cm" fo:padding-right="0cm" fo:wrap-option="wrap"/>
      <style:paragraph-properties style:writing-mode="lr-tb"/>
    </style:style>
    <style:style style:name="gr2" style:family="graphic" style:parent-style-name="standard">
      <style:graphic-properties draw:stroke="none" svg:stroke-width="0.035cm" draw:stroke-linejoin="miter" draw:fill="solid" draw:fill-color="#ffcc4c" draw:textarea-vertical-align="middle" draw:auto-grow-height="false" draw:fit-to-size="false" style:shrink-to-fit="false" fo:min-height="0cm" fo:min-width="0cm" fo:padding-top="0.079cm" fo:padding-bottom="0.079cm" fo:padding-left="0.079cm" fo:padding-right="0.079cm" fo:wrap-option="wrap"/>
    </style:style>
    <style:style style:name="gr3" style:family="graphic" style:parent-style-name="standard">
      <style:graphic-properties draw:stroke="none" svg:stroke-width="0.035cm" draw:stroke-linejoin="miter" draw:fill="solid" draw:fill-color="#c13018" draw:textarea-vertical-align="middle" draw:auto-grow-height="false" draw:fit-to-size="false" style:shrink-to-fit="false" fo:min-height="0cm" fo:min-width="0cm" fo:padding-top="0.079cm" fo:padding-bottom="0.079cm" fo:padding-left="0.079cm" fo:padding-right="0.079cm" fo:wrap-option="wrap"/>
    </style:style>
    <style:style style:name="gr4" style:family="graphic" style:parent-style-name="standard">
      <style:graphic-properties draw:stroke="none" svg:stroke-width="0.035cm" draw:stroke-linejoin="miter" draw:fill="solid" draw:fill-color="#bebebe" draw:textarea-vertical-align="middle" draw:auto-grow-height="false" draw:fit-to-size="false" style:shrink-to-fit="false" fo:min-height="0cm" fo:min-width="0cm" fo:padding-top="0.079cm" fo:padding-bottom="0.079cm" fo:padding-left="0.079cm" fo:padding-right="0.079cm" fo:wrap-option="wrap"/>
    </style:style>
    <style:style style:name="gr5" style:family="graphic" style:parent-style-name="standard">
      <style:graphic-properties draw:stroke="none" svg:stroke-width="0.035cm" draw:stroke-linejoin="miter" draw:fill="solid" draw:fill-color="#063951" draw:textarea-vertical-align="middle" draw:auto-grow-height="false" draw:fit-to-size="false" style:shrink-to-fit="false" fo:min-height="0cm" fo:min-width="0cm" fo:padding-top="0.079cm" fo:padding-bottom="0.079cm" fo:padding-left="0.079cm" fo:padding-right="0.079cm" fo:wrap-option="wrap"/>
    </style:style>
    <style:style style:name="gr6" style:family="graphic" style:parent-style-name="standard">
      <style:graphic-properties draw:stroke="none" svg:stroke-width="0.035cm" draw:stroke-linejoin="miter" draw:fill="solid" draw:fill-color="#ffcc4c" draw:textarea-vertical-align="middle" draw:auto-grow-height="false" draw:fit-to-size="false" style:shrink-to-fit="false" fo:min-height="0cm" fo:min-width="0cm" fo:padding-top="0.079cm" fo:padding-bottom="0.079cm" fo:padding-left="0.079cm" fo:padding-right="0.079cm" fo:wrap-option="wrap"/>
      <style:paragraph-properties style:writing-mode="lr-tb"/>
    </style:style>
    <style:style style:name="gr7" style:family="graphic" style:parent-style-name="standard">
      <style:graphic-properties draw:stroke="none" svg:stroke-width="0.035cm" draw:stroke-linejoin="miter" draw:fill="solid" draw:fill-color="#c13018" draw:textarea-vertical-align="middle" draw:auto-grow-height="false" draw:fit-to-size="false" style:shrink-to-fit="false" fo:min-height="0cm" fo:min-width="0cm" fo:padding-top="0.079cm" fo:padding-bottom="0.079cm" fo:padding-left="0.079cm" fo:padding-right="0.079cm" fo:wrap-option="wrap"/>
      <style:paragraph-properties style:writing-mode="lr-tb"/>
    </style:style>
    <style:style style:name="gr8" style:family="graphic" style:parent-style-name="standard">
      <style:graphic-properties draw:stroke="none" svg:stroke-width="0.035cm" draw:stroke-linejoin="miter" draw:fill="solid" draw:fill-color="#bebebe" draw:textarea-vertical-align="middle" draw:auto-grow-height="false" draw:fit-to-size="false" style:shrink-to-fit="false" fo:min-height="0cm" fo:min-width="0cm" fo:padding-top="0.079cm" fo:padding-bottom="0.079cm" fo:padding-left="0.079cm" fo:padding-right="0.079cm" fo:wrap-option="wrap"/>
      <style:paragraph-properties style:writing-mode="lr-tb"/>
    </style:style>
    <style:style style:name="gr9" style:family="graphic" style:parent-style-name="standard">
      <style:graphic-properties draw:stroke="none" svg:stroke-width="0.035cm" draw:stroke-linejoin="miter" draw:fill="solid" draw:fill-color="#4cc1ef" draw:textarea-vertical-align="middle" draw:auto-grow-height="false" draw:fit-to-size="false" style:shrink-to-fit="false" fo:min-height="0cm" fo:min-width="0cm" fo:padding-top="0.079cm" fo:padding-bottom="0.079cm" fo:padding-left="0.079cm" fo:padding-right="0.079cm" fo:wrap-option="wrap"/>
    </style:style>
    <style:style style:name="gr10" style:family="graphic" style:parent-style-name="standard">
      <style:graphic-properties draw:stroke="none" svg:stroke-width="0.035cm" draw:stroke-linejoin="miter" draw:fill="solid" draw:fill-color="#a2b969" draw:textarea-vertical-align="middle" draw:auto-grow-height="false" draw:fit-to-size="false" style:shrink-to-fit="false" fo:min-height="0cm" fo:min-width="0cm" fo:padding-top="0.079cm" fo:padding-bottom="0.079cm" fo:padding-left="0.079cm" fo:padding-right="0.079cm" fo:wrap-option="wrap"/>
    </style:style>
    <style:style style:name="gr11" style:family="graphic" style:parent-style-name="standard">
      <style:graphic-properties draw:stroke="none" svg:stroke-width="0.035cm" draw:stroke-linejoin="miter" draw:fill="solid" draw:fill-color="#f7931f" draw:textarea-vertical-align="middle" draw:auto-grow-height="false" draw:fit-to-size="false" style:shrink-to-fit="false" fo:min-height="0cm" fo:min-width="0cm" fo:padding-top="0.079cm" fo:padding-bottom="0.079cm" fo:padding-left="0.079cm" fo:padding-right="0.079cm" fo:wrap-option="wrap"/>
    </style:style>
    <style:style style:name="gr12" style:family="graphic" style:parent-style-name="standard">
      <style:graphic-properties draw:stroke="none" svg:stroke-width="0.035cm" draw:stroke-linejoin="miter" draw:fill="solid" draw:fill-color="#4cc1ef" draw:textarea-vertical-align="middle" draw:auto-grow-height="false" draw:fit-to-size="false" style:shrink-to-fit="false" fo:min-height="0cm" fo:min-width="0cm" fo:padding-top="0.079cm" fo:padding-bottom="0.079cm" fo:padding-left="0.079cm" fo:padding-right="0.079cm" fo:wrap-option="wrap"/>
      <style:paragraph-properties style:writing-mode="lr-tb"/>
    </style:style>
    <style:style style:name="gr13" style:family="graphic" style:parent-style-name="standard">
      <style:graphic-properties draw:stroke="none" svg:stroke-width="0.035cm" draw:stroke-linejoin="miter" draw:fill="solid" draw:fill-color="#a2b969" draw:textarea-vertical-align="middle" draw:auto-grow-height="false" draw:fit-to-size="false" style:shrink-to-fit="false" fo:min-height="0cm" fo:min-width="0cm" fo:padding-top="0.079cm" fo:padding-bottom="0.079cm" fo:padding-left="0.079cm" fo:padding-right="0.079cm" fo:wrap-option="wrap"/>
      <style:paragraph-properties style:writing-mode="lr-tb"/>
    </style:style>
    <style:style style:name="gr14" style:family="graphic" style:parent-style-name="standard">
      <style:graphic-properties draw:stroke="none" svg:stroke-width="0.035cm" draw:stroke-linejoin="miter" draw:fill="solid" draw:fill-color="#f7931f" draw:textarea-vertical-align="middle" draw:auto-grow-height="false" draw:fit-to-size="false" style:shrink-to-fit="false" fo:min-height="0cm" fo:min-width="0cm" fo:padding-top="0.079cm" fo:padding-bottom="0.079cm" fo:padding-left="0.079cm" fo:padding-right="0.079cm" fo:wrap-option="wrap"/>
      <style:paragraph-properties style:writing-mode="lr-tb"/>
    </style:style>
    <style:style style:name="gr15" style:family="graphic" style:parent-style-name="standard">
      <style:graphic-properties draw:stroke="none" svg:stroke-width="0.035cm" draw:stroke-linejoin="miter" draw:fill="solid" draw:fill-color="#f1f1f2" draw:textarea-vertical-align="middle" draw:auto-grow-height="false" draw:fit-to-size="false" style:shrink-to-fit="false" fo:min-height="0cm" fo:min-width="0cm" fo:padding-top="0.079cm" fo:padding-bottom="0.079cm" fo:padding-left="0.079cm" fo:padding-right="0.079cm" fo:wrap-option="wrap"/>
    </style:style>
    <style:style style:name="gr16" style:family="graphic" style:parent-style-name="standard">
      <style:graphic-properties draw:stroke="none" svg:stroke-width="0.026cm" draw:stroke-linejoin="miter" svg:stroke-linecap="butt" draw:fill="solid" draw:fill-color="#000000" draw:textarea-vertical-align="middle" draw:auto-grow-height="false" draw:fit-to-size="false" style:shrink-to-fit="false" fo:min-height="0cm" fo:min-width="0cm" fo:padding-top="0.095cm" fo:padding-bottom="0.095cm" fo:padding-left="0.191cm" fo:padding-right="0.191cm" fo:wrap-option="wrap"/>
      <style:paragraph-properties style:writing-mode="lr-tb"/>
    </style:style>
    <style:style style:name="gr17" style:family="graphic">
      <style:graphic-properties style:protect="size"/>
    </style:style>
    <style:style style:name="gr18" style:family="graphic" style:parent-style-name="standard">
      <style:graphic-properties draw:stroke="none" svg:stroke-width="0.035cm" draw:stroke-linejoin="miter" draw:fill="solid" draw:fill-color="#3a5c84" draw:textarea-vertical-align="middle" draw:auto-grow-height="false" draw:fit-to-size="false" style:shrink-to-fit="false" fo:min-height="0cm" fo:min-width="0cm" fo:padding-top="0.079cm" fo:padding-bottom="0.079cm" fo:padding-left="0.079cm" fo:padding-right="0.079cm" fo:wrap-option="wrap"/>
    </style:style>
    <style:style style:name="gr19" style:family="graphic" style:parent-style-name="standard">
      <style:graphic-properties draw:stroke="none" svg:stroke-width="0.035cm" draw:stroke-linejoin="miter" draw:fill="solid" draw:fill-color="#3a5c84" draw:textarea-vertical-align="middle" draw:auto-grow-height="false" draw:fit-to-size="false" style:shrink-to-fit="false" fo:min-height="0cm" fo:min-width="0cm" fo:padding-top="0.079cm" fo:padding-bottom="0.079cm" fo:padding-left="0.079cm" fo:padding-right="0.079cm" fo:wrap-option="wrap"/>
      <style:paragraph-properties style:writing-mode="lr-tb"/>
    </style:style>
    <style:style style:name="pr1" style:family="presentation" style:parent-style-name="Title_20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Defau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 style:family="presentation" style:parent-style-name="Defaul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Defau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18pt"/>
    </style:style>
    <style:style style:name="P3" style:family="paragraph">
      <style:paragraph-properties fo:margin-left="0cm" fo:margin-right="0cm" fo:margin-top="0cm" fo:margin-bottom="0cm" fo:line-height="100%" fo:text-align="end" fo:text-indent="0cm" style:punctuation-wrap="hanging" style:writing-mode="lr-tb"/>
      <style:text-properties fo:hyphenate="false"/>
    </style:style>
    <style:style style:name="P4" style:family="paragraph">
      <loext:graphic-properties draw:fill="solid" draw:fill-color="#ffcc4c"/>
      <style:paragraph-properties fo:text-align="center" style:font-independent-line-spacing="true"/>
      <style:text-properties fo:font-size="18pt"/>
    </style:style>
    <style:style style:name="P5" style:family="paragraph">
      <loext:graphic-properties draw:fill="solid" draw:fill-color="#c13018"/>
      <style:paragraph-properties fo:text-align="center" style:font-independent-line-spacing="true"/>
      <style:text-properties fo:font-size="18pt"/>
    </style:style>
    <style:style style:name="P6" style:family="paragraph">
      <loext:graphic-properties draw:fill="solid" draw:fill-color="#bebebe"/>
      <style:paragraph-properties fo:text-align="center" style:font-independent-line-spacing="true"/>
      <style:text-properties fo:font-size="18pt"/>
    </style:style>
    <style:style style:name="P7" style:family="paragraph">
      <loext:graphic-properties draw:fill="solid" draw:fill-color="#063951"/>
      <style:paragraph-properties fo:text-align="center" style:font-independent-line-spacing="true"/>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solid" draw:fill-color="#4cc1ef"/>
      <style:paragraph-properties fo:text-align="center" style:font-independent-line-spacing="true"/>
      <style:text-properties fo:font-size="18pt"/>
    </style:style>
    <style:style style:name="P10" style:family="paragraph">
      <loext:graphic-properties draw:fill="solid" draw:fill-color="#a2b969"/>
      <style:paragraph-properties fo:text-align="center" style:font-independent-line-spacing="true"/>
      <style:text-properties fo:font-size="18pt"/>
    </style:style>
    <style:style style:name="P11" style:family="paragraph">
      <loext:graphic-properties draw:fill="solid" draw:fill-color="#f7931f"/>
      <style:paragraph-properties fo:text-align="center" style:font-independent-line-spacing="true"/>
      <style:text-properties fo:font-size="18pt"/>
    </style:style>
    <style:style style:name="P12" style:family="paragraph">
      <loext:graphic-properties draw:fill="solid" draw:fill-color="#f1f1f2"/>
      <style:paragraph-properties fo:text-align="center" style:font-independent-line-spacing="true"/>
      <style:text-properties fo:font-size="18pt"/>
    </style:style>
    <style:style style:name="P13" style:family="paragraph">
      <loext:graphic-properties draw:fill="solid" draw:fill-color="#000000"/>
      <style:paragraph-properties fo:text-align="center" style:font-independent-line-spacing="true"/>
      <style:text-properties fo:font-size="18pt"/>
    </style:style>
    <style:style style:name="P14" style:family="paragraph">
      <style:paragraph-properties fo:margin-top="0cm" fo:margin-bottom="0cm" fo:line-height="100%" fo:text-align="start"/>
    </style:style>
    <style:style style:name="P15" style:family="paragraph">
      <loext:graphic-properties draw:fill="none" draw:fill-color="#ffffff"/>
      <style:paragraph-properties fo:text-align="center" style:font-independent-line-spacing="true"/>
      <style:text-properties fo:font-size="18pt"/>
    </style:style>
    <style:style style:name="P1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7" style:family="paragraph">
      <loext:graphic-properties draw:fill="none" draw:fill-color="#ffffff"/>
      <style:paragraph-properties fo:text-align="center" style:font-independent-line-spacing="true"/>
      <style:text-properties fo:font-size="12pt" style:font-size-asian="14pt" style:font-size-complex="14pt"/>
    </style:style>
    <style:style style:name="P18" style:family="paragraph">
      <style:paragraph-properties fo:margin-top="0cm" fo:margin-bottom="0cm" fo:line-height="90%" fo:text-align="start" style:punctuation-wrap="hanging" style:writing-mode="lr-tb"/>
      <style:text-properties fo:hyphenate="false"/>
    </style:style>
    <style:style style:name="P19" style:family="paragraph">
      <loext:graphic-properties draw:fill="none"/>
      <style:paragraph-properties fo:text-align="center" style:font-independent-line-spacing="true"/>
      <style:text-properties fo:font-size="36pt"/>
    </style:style>
    <style:style style:name="P20" style:family="paragraph">
      <loext:graphic-properties draw:fill="solid" draw:fill-color="#3a5c84"/>
      <style:paragraph-properties fo:text-align="center"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2"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2" fo:font-size="10.5pt" fo:letter-spacing="normal" fo:language="fr" fo:country="CA" fo:font-style="normal" style:text-underline-style="none" fo:font-weight="bold" style:font-size-asian="10.5pt" style:font-style-asian="normal" style:font-weight-asian="bold" style:font-size-complex="10.5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2" fo:font-size="10.5pt" fo:letter-spacing="normal" fo:language="fr" fo:country="CA" fo:font-style="normal" style:text-underline-style="none" fo:font-weight="bold" style:font-size-asian="10.5pt" style:font-style-asian="normal" style:font-weight-asian="bold" style:font-size-complex="10.5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2" fo:font-size="21pt" fo:letter-spacing="normal" fo:language="en" fo:country="US" fo:font-style="normal" style:text-underline-style="none" fo:font-weight="bold" style:font-size-asian="21pt" style:font-style-asian="normal" style:font-weight-asian="bold" style:font-size-complex="21pt" style:font-style-complex="normal" style:font-weight-complex="bold"/>
    </style:style>
    <style:style style:name="T5"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style:text-line-through-style="none" style:text-line-through-type="none" style:text-position="0% 100%"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mn-lt" fo:font-size="12pt" fo:letter-spacing="normal" fo:language="en" fo:country="US"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Helvetica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font-variant="normal" fo:text-transform="none" fo:color="#ffffff" style:text-line-through-style="none" style:text-line-through-type="none" style:text-position="0% 100%" style:font-name="Calibri2"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ual Horizontal Hierarchy – Slide Template" draw:style-name="dp1" draw:master-page-name="Title_20_Only" presentation:presentation-page-layout-name="AL1T19">
        <draw:custom-shape draw:name="TextBox 41" draw:style-name="gr1" draw:text-style-name="P2" draw:layer="layout" svg:width="2.771cm" svg:height="0.695cm" svg:x="21.641cm" svg:y="5.207cm">
          <text:p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 draw:text-style-name="P2" draw:layer="layout" svg:width="2.771cm" svg:height="0.695cm" svg:x="21.641cm" svg:y="6.11cm">
          <text:p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 draw:text-style-name="P2" draw:layer="layout" svg:width="2.771cm" svg:height="0.695cm" svg:x="21.641cm" svg:y="6.994cm">
          <text:p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2" draw:layer="layout" svg:width="2.771cm" svg:height="0.695cm" svg:x="21.641cm" svg:y="8.663cm">
          <text:p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 draw:text-style-name="P2" draw:layer="layout" svg:width="2.771cm" svg:height="0.695cm" svg:x="21.641cm" svg:y="9.567cm">
          <text:p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 draw:text-style-name="P2" draw:layer="layout" svg:width="2.771cm" svg:height="0.695cm" svg:x="21.641cm" svg:y="10.451cm">
          <text:p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 draw:text-style-name="P2" draw:layer="layout" svg:width="2.771cm" svg:height="0.695cm" svg:x="21.641cm" svg:y="12.041cm">
          <text:p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 draw:text-style-name="P2" draw:layer="layout" svg:width="2.771cm" svg:height="0.695cm" svg:x="21.641cm" svg:y="12.945cm">
          <text:p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 draw:text-style-name="P2" draw:layer="layout" svg:width="2.771cm" svg:height="0.695cm" svg:x="21.641cm" svg:y="13.828cm">
          <text:p text:style-name="P1"><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 draw:text-style-name="P2" draw:layer="layout" svg:width="2.771cm" svg:height="0.695cm" svg:x="1.02cm" svg:y="5.207cm">
          <text:p text:style-name="P3"><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 draw:text-style-name="P2" draw:layer="layout" svg:width="2.771cm" svg:height="0.695cm" svg:x="1.02cm" svg:y="6.11cm">
          <text:p text:style-name="P3"><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 draw:text-style-name="P2" draw:layer="layout" svg:width="2.771cm" svg:height="0.695cm" svg:x="1.02cm" svg:y="6.994cm">
          <text:p text:style-name="P3"><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 draw:text-style-name="P2" draw:layer="layout" svg:width="2.771cm" svg:height="0.695cm" svg:x="1.02cm" svg:y="8.663cm">
          <text:p text:style-name="P3"><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 draw:text-style-name="P2" draw:layer="layout" svg:width="2.771cm" svg:height="0.695cm" svg:x="1.02cm" svg:y="9.567cm">
          <text:p text:style-name="P3"><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 draw:text-style-name="P2" draw:layer="layout" svg:width="2.771cm" svg:height="0.695cm" svg:x="1.02cm" svg:y="10.451cm">
          <text:p text:style-name="P3"><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1" draw:text-style-name="P2" draw:layer="layout" svg:width="2.771cm" svg:height="0.695cm" svg:x="1.02cm" svg:y="12.041cm">
          <text:p text:style-name="P3"><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 draw:text-style-name="P2" draw:layer="layout" svg:width="2.771cm" svg:height="0.695cm" svg:x="1.02cm" svg:y="12.945cm">
          <text:p text:style-name="P3"><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 draw:text-style-name="P2" draw:layer="layout" svg:width="2.771cm" svg:height="0.695cm" svg:x="1.02cm" svg:y="13.828cm">
          <text:p text:style-name="P3"><text:span text:style-name="T1">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7">
          <draw:custom-shape draw:name="Circle" draw:style-name="gr2" draw:text-style-name="P4" draw:layer="layout" svg:width="0.66cm" svg:height="0.66cm" svg:x="20.719cm" svg:y="6.273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2" draw:text-style-name="P4" draw:layer="layout" svg:width="0.66cm" svg:height="0.66cm" svg:x="20.719cm" svg:y="5.37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2" draw:text-style-name="P4" draw:layer="layout" svg:width="0.66cm" svg:height="0.66cm" svg:x="20.719cm" svg:y="7.14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3" draw:text-style-name="P5" draw:layer="layout" svg:width="0.66cm" svg:height="0.66cm" svg:x="20.719cm" svg:y="9.63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3" draw:text-style-name="P5" draw:layer="layout" svg:width="0.66cm" svg:height="0.66cm" svg:x="20.719cm" svg:y="8.76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3" draw:text-style-name="P5" draw:layer="layout" svg:width="0.66cm" svg:height="0.66cm" svg:x="20.719cm" svg:y="10.53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4" draw:text-style-name="P6" draw:layer="layout" svg:width="0.66cm" svg:height="0.66cm" svg:x="20.719cm" svg:y="13.03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4" draw:text-style-name="P6" draw:layer="layout" svg:width="0.66cm" svg:height="0.66cm" svg:x="20.719cm" svg:y="12.1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4" draw:text-style-name="P6" draw:layer="layout" svg:width="0.66cm" svg:height="0.66cm" svg:x="20.719cm" svg:y="13.93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draw:style-name="gr5" draw:text-style-name="P7" draw:layer="layout" svg:width="1.768cm" svg:height="1.981cm" svg:x="19.398cm" svg:y="5.583cm">
            <text:p text:style-name="P8"/>
            <draw:enhanced-geometry draw:mirror-horizontal="false" draw:mirror-vertical="false" drawooo:sub-view-size="21600 21600" draw:text-areas="0 0 ?f2 ?f3" svg:viewBox="0 0 0 0" draw:type="ooxml-non-primitive" draw:enhanced-path="M 20133 12240 C 20940 12240 21563 11651 21563 10964 21563 10276 20903 9687 20133 9687 19473 9687 18923 10080 18740 10636 L 1137 10636 11258 1604 18776 1604 C 18923 2160 19510 2553 20170 2553 20977 2553 21600 1964 21600 1276 21600 556 20940 0 20170 0 19510 0 18960 393 18776 949 L 10965 949 0 10735 513 11193 513 11258 587 11258 11038 20585 18740 20585 C 18886 21175 19473 21600 20133 21600 20940 21600 21563 21011 21563 20324 21563 19636 20903 19047 20133 19047 19473 19047 18960 19440 18776 19931 L 11332 19931 1614 11258 18740 11258 C 18923 11815 19473 12240 20133 12240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1.768cm" svg:height="1.981cm" svg:x="19.398cm" svg:y="8.977cm">
            <text:p text:style-name="P8"/>
            <draw:enhanced-geometry draw:mirror-horizontal="false" draw:mirror-vertical="false" drawooo:sub-view-size="21600 21600" draw:text-areas="0 0 ?f2 ?f3" svg:viewBox="0 0 0 0" draw:type="ooxml-non-primitive" draw:enhanced-path="M 20133 12240 C 20940 12240 21563 11651 21563 10964 21563 10276 20903 9687 20133 9687 19473 9687 18923 10080 18740 10636 L 1137 10636 11258 1604 18776 1604 C 18923 2160 19510 2553 20170 2553 20977 2553 21600 1964 21600 1276 21600 556 20940 0 20170 0 19510 0 18960 393 18776 949 L 10965 949 0 10735 513 11193 513 11258 587 11258 11038 20585 18740 20585 C 18886 21175 19473 21600 20133 21600 20940 21600 21563 21011 21563 20324 21563 19636 20903 19047 20133 19047 19473 19047 18960 19440 18776 19931 L 11332 19931 1614 11258 18740 11258 C 18923 11847 19473 12240 20133 12240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1.768cm" svg:height="1.981cm" svg:x="19.398cm" svg:y="12.377cm">
            <text:p text:style-name="P8"/>
            <draw:enhanced-geometry draw:mirror-horizontal="false" draw:mirror-vertical="false" drawooo:sub-view-size="21600 21600" draw:text-areas="0 0 ?f2 ?f3" svg:viewBox="0 0 0 0" draw:type="ooxml-non-primitive" draw:enhanced-path="M 20133 12240 C 20940 12240 21563 11651 21563 10964 21563 10276 20903 9687 20133 9687 19473 9687 18923 10080 18740 10636 L 1137 10636 11258 1604 18776 1604 C 18923 2160 19510 2553 20170 2553 20977 2553 21600 1964 21600 1276 21600 556 20940 0 20170 0 19510 0 18960 393 18776 949 L 10965 949 0 10735 513 11193 513 11258 587 11258 11038 20585 18740 20585 C 18886 21175 19473 21600 20133 21600 20940 21600 21563 21011 21563 20324 21563 19636 20903 19047 20133 19047 19473 19047 18960 19440 18776 19931 L 11332 19931 1614 11258 18740 11258 C 18923 11815 19473 12240 20133 12240 Z N">
              <draw:equation draw:name="f0" draw:formula="logwidth/2"/>
              <draw:equation draw:name="f1" draw:formula="logheight/2"/>
              <draw:equation draw:name="f2" draw:formula="logwidth"/>
              <draw:equation draw:name="f3" draw:formula="logheight"/>
            </draw:enhanced-geometry>
          </draw:custom-shape>
          <draw:custom-shape draw:name="Shape" draw:style-name="gr6" draw:text-style-name="P4" draw:layer="layout" svg:width="3.522cm" svg:height="0.924cm" svg:x="16.424cm" svg:y="6.123cm">
            <text:p text:style-name="P8"><text:span text:style-name="T2">LOREM IPSUM</text:span></text:p>
            <draw:enhanced-geometry draw:mirror-horizontal="false" draw:mirror-vertical="false" drawooo:sub-view-size="21600 21600" draw:text-areas="0 0 ?f2 ?f3" svg:viewBox="0 0 0 0" draw:type="ooxml-non-primitive" draw:enhanced-path="M 18764 21600 L 2836 21600 C 1271 21600 0 16761 0 10800 L 0 10800 C 0 4839 1271 0 2836 0 L 18764 0 C 20329 0 21600 4839 21600 10800 L 21600 10800 C 21600 16831 20329 21600 18764 21600 Z N">
              <draw:equation draw:name="f0" draw:formula="logwidth/2"/>
              <draw:equation draw:name="f1" draw:formula="logheight/2"/>
              <draw:equation draw:name="f2" draw:formula="logwidth"/>
              <draw:equation draw:name="f3" draw:formula="logheight"/>
            </draw:enhanced-geometry>
          </draw:custom-shape>
          <draw:custom-shape draw:name="Shape" draw:style-name="gr7" draw:text-style-name="P5" draw:layer="layout" svg:width="3.522cm" svg:height="0.924cm" svg:x="16.424cm" svg:y="9.517cm">
            <text:p text:style-name="P8"><text:span text:style-name="T3">LOREM IPSUM</text:span></text:p>
            <draw:enhanced-geometry draw:mirror-horizontal="false" draw:mirror-vertical="false" drawooo:sub-view-size="21600 21600" draw:text-areas="0 0 ?f2 ?f3" svg:viewBox="0 0 0 0" draw:type="ooxml-non-primitive" draw:enhanced-path="M 18764 21600 L 2836 21600 C 1271 21600 0 16761 0 10800 L 0 10800 C 0 4839 1271 0 2836 0 L 18764 0 C 20329 0 21600 4839 21600 10800 L 21600 10800 C 21600 16831 20329 21600 18764 21600 Z N">
              <draw:equation draw:name="f0" draw:formula="logwidth/2"/>
              <draw:equation draw:name="f1" draw:formula="logheight/2"/>
              <draw:equation draw:name="f2" draw:formula="logwidth"/>
              <draw:equation draw:name="f3" draw:formula="logheight"/>
            </draw:enhanced-geometry>
          </draw:custom-shape>
          <draw:custom-shape draw:name="Shape" draw:style-name="gr8" draw:text-style-name="P6" draw:layer="layout" svg:width="3.522cm" svg:height="0.924cm" svg:x="16.424cm" svg:y="12.911cm">
            <text:p text:style-name="P8"><text:span text:style-name="T2">LOREM IPSUM</text:span></text:p>
            <draw:enhanced-geometry draw:mirror-horizontal="false" draw:mirror-vertical="false" drawooo:sub-view-size="21600 21600" draw:text-areas="0 0 ?f2 ?f3" svg:viewBox="0 0 0 0" draw:type="ooxml-non-primitive" draw:enhanced-path="M 18764 21600 L 2836 21600 C 1271 21600 0 16761 0 10800 L 0 10800 C 0 4839 1271 0 2836 0 L 18764 0 C 20329 0 21600 4839 21600 10800 L 21600 10800 C 21600 16831 20329 21600 18764 21600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2.633cm" svg:height="1.597cm" svg:x="14.322cm" svg:y="6.454cm">
            <text:p text:style-name="P8"/>
            <draw:enhanced-geometry draw:mirror-horizontal="false" draw:mirror-vertical="false" drawooo:sub-view-size="21600 21600" draw:text-areas="0 0 ?f2 ?f3" svg:viewBox="0 0 0 0" draw:type="ooxml-non-primitive" draw:enhanced-path="M 12019 2964 L 19088 2964 C 19285 3776 19753 4304 20295 4304 21034 4304 21600 3329 21600 2152 21600 934 21009 0 20295 0 19753 0 19260 568 19063 1340 L 11600 1340 0 20463 690 21600 12019 2964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2.63cm" svg:height="1.597cm" svg:x="14.322cm" svg:y="11.89cm">
            <text:p text:style-name="P8"/>
            <draw:enhanced-geometry draw:mirror-horizontal="false" draw:mirror-vertical="false" drawooo:sub-view-size="21554 21600" draw:text-areas="0 0 ?f2 ?f3" svg:viewBox="0 0 0 0" draw:type="ooxml-non-primitive" draw:enhanced-path="M 20296 17337 C 19755 17337 19263 17905 19066 18677 L 12005 18677 689 0 0 1137 11587 20260 19041 20260 C 19238 21072 19706 21600 20247 21600 20985 21600 21551 20626 21551 19448 21600 18311 21010 17337 20296 17337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1.675cm" svg:height="0.317cm" svg:x="15.283cm" svg:y="9.817cm">
            <text:p text:style-name="P8"/>
            <draw:enhanced-geometry draw:mirror-horizontal="false" draw:mirror-vertical="false" drawooo:sub-view-size="21563 21600" draw:text-areas="0 0 ?f2 ?f3" svg:viewBox="0 0 0 0" draw:type="ooxml-non-primitive" draw:enhanced-path="M 19552 0 C 18702 0 17929 2853 17620 6725 L 0 6725 0 14875 17620 14875 C 17929 18951 18663 21600 19513 21600 20673 21600 21561 16710 21561 10800 21600 4890 20673 0 19552 0 Z N">
              <draw:equation draw:name="f0" draw:formula="logwidth/2"/>
              <draw:equation draw:name="f1" draw:formula="logheight/2"/>
              <draw:equation draw:name="f2" draw:formula="logwidth"/>
              <draw:equation draw:name="f3" draw:formula="logheight"/>
            </draw:enhanced-geometry>
          </draw:custom-shape>
          <draw:custom-shape draw:name="Circle" draw:style-name="gr9" draw:text-style-name="P9" draw:layer="layout" svg:width="0.66cm" svg:height="0.66cm" svg:x="4.02cm" svg:y="13.03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9" draw:text-style-name="P9" draw:layer="layout" svg:width="0.66cm" svg:height="0.66cm" svg:x="4.02cm" svg:y="13.93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9" draw:text-style-name="P9" draw:layer="layout" svg:width="0.66cm" svg:height="0.66cm" svg:x="4.02cm" svg:y="12.1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0" draw:text-style-name="P10" draw:layer="layout" svg:width="0.66cm" svg:height="0.66cm" svg:x="4.02cm" svg:y="9.63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0" draw:text-style-name="P10" draw:layer="layout" svg:width="0.66cm" svg:height="0.66cm" svg:x="4.02cm" svg:y="10.53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0" draw:text-style-name="P10" draw:layer="layout" svg:width="0.66cm" svg:height="0.66cm" svg:x="4.02cm" svg:y="8.76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1" draw:text-style-name="P11" draw:layer="layout" svg:width="0.66cm" svg:height="0.66cm" svg:x="4.02cm" svg:y="6.273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1" draw:text-style-name="P11" draw:layer="layout" svg:width="0.66cm" svg:height="0.66cm" svg:x="4.02cm" svg:y="7.14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1" draw:text-style-name="P11" draw:layer="layout" svg:width="0.66cm" svg:height="0.66cm" svg:x="4.02cm" svg:y="5.37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draw:style-name="gr5" draw:text-style-name="P7" draw:layer="layout" svg:width="1.768cm" svg:height="1.981cm" svg:x="4.23cm" svg:y="12.4cm">
            <text:p text:style-name="P8"/>
            <draw:enhanced-geometry draw:mirror-horizontal="false" draw:mirror-vertical="false" drawooo:sub-view-size="21600 21600" draw:text-areas="0 0 ?f2 ?f3" svg:viewBox="0 0 0 0" draw:type="ooxml-non-primitive" draw:enhanced-path="M 1467 9360 C 660 9360 37 9949 37 10636 37 11324 697 11913 1467 11913 2127 11913 2677 11520 2860 10964 L 20463 10964 10342 19996 2824 19996 C 2677 19440 2090 19047 1430 19047 623 19047 0 19636 0 20324 0 21044 660 21600 1430 21600 2090 21600 2640 21207 2824 20651 L 10635 20651 21600 10865 21087 10407 21087 10342 21013 10342 10562 1015 2860 1015 C 2714 425 2127 0 1467 0 660 0 37 589 37 1276 37 1964 697 2553 1467 2553 2127 2553 2640 2160 2824 1669 L 10268 1669 19986 10342 2860 10342 C 2677 9785 2127 9360 1467 9360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1.768cm" svg:height="1.981cm" svg:x="4.23cm" svg:y="8.995cm">
            <text:p text:style-name="P8"/>
            <draw:enhanced-geometry draw:mirror-horizontal="false" draw:mirror-vertical="false" drawooo:sub-view-size="21600 21600" draw:text-areas="0 0 ?f2 ?f3" svg:viewBox="0 0 0 0" draw:type="ooxml-non-primitive" draw:enhanced-path="M 1467 9360 C 660 9360 37 9949 37 10636 37 11324 697 11913 1467 11913 2127 11913 2677 11520 2860 10964 L 20463 10964 10342 19996 2824 19996 C 2677 19440 2090 19047 1430 19047 623 19047 0 19636 0 20324 0 21044 660 21600 1430 21600 2090 21600 2640 21207 2824 20651 L 10635 20651 21600 10865 21087 10407 21087 10342 21013 10342 10562 1015 2860 1015 C 2714 425 2127 0 1467 0 660 0 37 589 37 1276 37 1964 697 2553 1467 2553 2127 2553 2640 2160 2824 1669 L 10268 1669 19986 10342 2860 10342 C 2677 9753 2127 9360 1467 9360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1.768cm" svg:height="1.981cm" svg:x="4.23cm" svg:y="5.606cm">
            <text:p text:style-name="P8"/>
            <draw:enhanced-geometry draw:mirror-horizontal="false" draw:mirror-vertical="false" drawooo:sub-view-size="21600 21600" draw:text-areas="0 0 ?f2 ?f3" svg:viewBox="0 0 0 0" draw:type="ooxml-non-primitive" draw:enhanced-path="M 1467 9360 C 660 9360 37 9949 37 10636 37 11324 697 11913 1467 11913 2127 11913 2677 11520 2860 10964 L 20463 10964 10342 19996 2824 19996 C 2677 19440 2090 19047 1430 19047 623 19047 0 19636 0 20324 0 21044 660 21600 1430 21600 2090 21600 2640 21207 2824 20651 L 10635 20651 21600 10865 21087 10407 21087 10342 21013 10342 10562 1015 2860 1015 C 2714 425 2127 0 1467 0 660 0 37 589 37 1276 37 1964 697 2553 1467 2553 2127 2553 2640 2160 2824 1669 L 10268 1669 19986 10342 2860 10342 C 2677 9753 2127 9360 1467 9360 Z N">
              <draw:equation draw:name="f0" draw:formula="logwidth/2"/>
              <draw:equation draw:name="f1" draw:formula="logheight/2"/>
              <draw:equation draw:name="f2" draw:formula="logwidth"/>
              <draw:equation draw:name="f3" draw:formula="logheight"/>
            </draw:enhanced-geometry>
          </draw:custom-shape>
          <draw:custom-shape draw:name="Shape" draw:style-name="gr12" draw:text-style-name="P9" draw:layer="layout" svg:width="3.522cm" svg:height="0.924cm" svg:x="5.462cm" svg:y="12.911cm">
            <text:p text:style-name="P8"><text:span text:style-name="T2">LOREM IPSUM</text:span></text:p>
            <draw:enhanced-geometry draw:mirror-horizontal="false" draw:mirror-vertical="false" drawooo:sub-view-size="21600 21600" draw:text-areas="0 0 ?f2 ?f3" svg:viewBox="0 0 0 0" draw:type="ooxml-non-primitive" draw:enhanced-path="M 2836 0 L 18764 0 C 20329 0 21600 4839 21600 10800 L 21600 10800 C 21600 16761 20329 21600 18764 21600 L 2836 21600 C 1271 21600 0 16761 0 10800 L 0 10800 C 0 4839 1271 0 2836 0 Z N">
              <draw:equation draw:name="f0" draw:formula="logwidth/2"/>
              <draw:equation draw:name="f1" draw:formula="logheight/2"/>
              <draw:equation draw:name="f2" draw:formula="logwidth"/>
              <draw:equation draw:name="f3" draw:formula="logheight"/>
            </draw:enhanced-geometry>
          </draw:custom-shape>
          <draw:custom-shape draw:name="Shape" draw:style-name="gr13" draw:text-style-name="P10" draw:layer="layout" svg:width="3.522cm" svg:height="0.924cm" svg:x="5.462cm" svg:y="9.517cm">
            <text:p text:style-name="P8"><text:span text:style-name="T2">LOREM IPSUM</text:span></text:p>
            <draw:enhanced-geometry draw:mirror-horizontal="false" draw:mirror-vertical="false" drawooo:sub-view-size="21600 21600" draw:text-areas="0 0 ?f2 ?f3" svg:viewBox="0 0 0 0" draw:type="ooxml-non-primitive" draw:enhanced-path="M 2836 0 L 18764 0 C 20329 0 21600 4839 21600 10800 L 21600 10800 C 21600 16761 20329 21600 18764 21600 L 2836 21600 C 1271 21600 0 16761 0 10800 L 0 10800 C 0 4839 1271 0 2836 0 Z N">
              <draw:equation draw:name="f0" draw:formula="logwidth/2"/>
              <draw:equation draw:name="f1" draw:formula="logheight/2"/>
              <draw:equation draw:name="f2" draw:formula="logwidth"/>
              <draw:equation draw:name="f3" draw:formula="logheight"/>
            </draw:enhanced-geometry>
          </draw:custom-shape>
          <draw:custom-shape draw:name="Shape" draw:style-name="gr14" draw:text-style-name="P11" draw:layer="layout" svg:width="3.522cm" svg:height="0.924cm" svg:x="5.462cm" svg:y="6.123cm">
            <text:p text:style-name="P8"><text:span text:style-name="T2">LOREM IPSUM</text:span></text:p>
            <draw:enhanced-geometry draw:mirror-horizontal="false" draw:mirror-vertical="false" drawooo:sub-view-size="21600 21600" draw:text-areas="0 0 ?f2 ?f3" svg:viewBox="0 0 0 0" draw:type="ooxml-non-primitive" draw:enhanced-path="M 2836 0 L 18764 0 C 20329 0 21600 4839 21600 10800 L 21600 10800 C 21600 16761 20329 21600 18764 21600 L 2836 21600 C 1271 21600 0 16761 0 10800 L 0 10800 C 0 4839 1271 0 2836 0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2.633cm" svg:height="1.597cm" svg:x="8.435cm" svg:y="11.89cm">
            <text:p text:style-name="P8"/>
            <draw:enhanced-geometry draw:mirror-horizontal="false" draw:mirror-vertical="false" drawooo:sub-view-size="21600 21600" draw:text-areas="0 0 ?f2 ?f3" svg:viewBox="0 0 0 0" draw:type="ooxml-non-primitive" draw:enhanced-path="M 9581 18636 L 2512 18636 C 2315 17824 1847 17296 1305 17296 566 17296 0 18271 0 19448 0 20666 591 21600 1305 21600 1847 21600 2340 21032 2537 20260 L 10000 20260 21600 1137 20910 0 9581 18636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2.63cm" svg:height="1.597cm" svg:x="8.435cm" svg:y="6.454cm">
            <text:p text:style-name="P8"/>
            <draw:enhanced-geometry draw:mirror-horizontal="false" draw:mirror-vertical="false" drawooo:sub-view-size="21554 21600" draw:text-areas="0 0 ?f2 ?f3" svg:viewBox="0 0 0 0" draw:type="ooxml-non-primitive" draw:enhanced-path="M 1258 4263 C 1799 4263 2291 3695 2488 2923 L 9549 2923 20865 21600 21554 20463 9967 1340 2513 1340 C 2316 528 1848 0 1307 0 569 0 3 974 3 2152 -46 3289 544 4263 1258 4263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1.675cm" svg:height="0.317cm" svg:x="8.435cm" svg:y="9.817cm">
            <text:p text:style-name="P8"/>
            <draw:enhanced-geometry draw:mirror-horizontal="false" draw:mirror-vertical="false" drawooo:sub-view-size="21563 21600" draw:text-areas="0 0 ?f2 ?f3" svg:viewBox="0 0 0 0" draw:type="ooxml-non-primitive" draw:enhanced-path="M 2011 21600 C 2861 21600 3634 18747 3943 14875 L 21563 14875 21563 6725 3943 6725 C 3634 2649 2900 0 2050 0 890 0 2 4890 2 10800 -37 16709 890 21600 2011 21600 Z N">
              <draw:equation draw:name="f0" draw:formula="logwidth/2"/>
              <draw:equation draw:name="f1" draw:formula="logheight/2"/>
              <draw:equation draw:name="f2" draw:formula="logwidth"/>
              <draw:equation draw:name="f3" draw:formula="logheight"/>
            </draw:enhanced-geometry>
          </draw:custom-shape>
          <draw:custom-shape draw:name="Shape" draw:style-name="gr5" draw:text-style-name="P7" draw:layer="layout" svg:width="5.465cm" svg:height="5.465cm" svg:x="9.997cm" svg:y="7.235cm">
            <text:p text:style-name="P8"/>
            <draw:enhanced-geometry draw:mirror-horizontal="false" draw:mirror-vertical="false" drawooo:sub-view-size="21600 21600" draw:text-areas="0 0 ?f2 ?f3" svg:viewBox="0 0 0 0" draw:type="ooxml-non-primitive" draw:enhanced-path="M 10800 21600 C 4842 21600 0 16758 0 10800 0 4842 4842 0 10800 0 16758 0 21600 4842 21600 10800 21600 16758 16758 21600 10800 21600 Z M 10800 1412 C 5625 1412 1424 5614 1424 10788 1424 15963 5625 20164 10800 20164 15975 20164 20176 15963 20176 10788 20176 5614 15975 1412 10800 1412 Z N">
              <draw:equation draw:name="f0" draw:formula="logwidth/2"/>
              <draw:equation draw:name="f1" draw:formula="logheight/2"/>
              <draw:equation draw:name="f2" draw:formula="logwidth"/>
              <draw:equation draw:name="f3" draw:formula="logheight"/>
            </draw:enhanced-geometry>
          </draw:custom-shape>
          <draw:custom-shape draw:name="Circle" draw:style-name="gr15" draw:text-style-name="P12" draw:layer="layout" svg:width="4.301cm" svg:height="4.301cm" svg:x="10.598cm" svg:y="7.83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1" draw:style-name="gr1" draw:text-style-name="P2" draw:layer="layout" svg:width="2.771cm" svg:height="2.029cm" svg:x="11.314cm" svg:y="9.609cm">
            <text:p text:style-name="P8"><text:span text:style-name="T4">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aphic 60">
          <draw:custom-shape draw:name="Freeform: Shape 59" draw:style-name="gr16" draw:text-style-name="P13" draw:layer="layout" svg:width="1.648cm" svg:height="1.053cm" svg:x="11.884cm" svg:y="8.654cm">
            <text:p/>
            <draw:enhanced-geometry draw:mirror-horizontal="false" draw:mirror-vertical="false" drawooo:sub-view-size="791527 505777" draw:text-areas="0 0 ?f28 ?f29" svg:viewBox="0 0 0 0" draw:type="ooxml-non-primitive" draw:enhanced-path="M 639128 192405 L 735330 96202 791528 152400 791528 0 639128 0 695325 56198 601028 150495 439103 312420 296228 169545 0 465773 40005 505778 296228 249555 439103 392430 639128 192405 Z N">
              <draw:equation draw:name="f0" draw:formula="639128*logwidth/791527"/>
              <draw:equation draw:name="f1" draw:formula="192405*logheight/505777"/>
              <draw:equation draw:name="f2" draw:formula="735330*logwidth/791527"/>
              <draw:equation draw:name="f3" draw:formula="96202*logheight/505777"/>
              <draw:equation draw:name="f4" draw:formula="791528*logwidth/791527"/>
              <draw:equation draw:name="f5" draw:formula="152400*logheight/505777"/>
              <draw:equation draw:name="f6" draw:formula="791528*logwidth/791527"/>
              <draw:equation draw:name="f7" draw:formula="0*logheight/505777"/>
              <draw:equation draw:name="f8" draw:formula="639128*logwidth/791527"/>
              <draw:equation draw:name="f9" draw:formula="0*logheight/505777"/>
              <draw:equation draw:name="f10" draw:formula="695325*logwidth/791527"/>
              <draw:equation draw:name="f11" draw:formula="56198*logheight/505777"/>
              <draw:equation draw:name="f12" draw:formula="601028*logwidth/791527"/>
              <draw:equation draw:name="f13" draw:formula="150495*logheight/505777"/>
              <draw:equation draw:name="f14" draw:formula="439103*logwidth/791527"/>
              <draw:equation draw:name="f15" draw:formula="312420*logheight/505777"/>
              <draw:equation draw:name="f16" draw:formula="296228*logwidth/791527"/>
              <draw:equation draw:name="f17" draw:formula="169545*logheight/505777"/>
              <draw:equation draw:name="f18" draw:formula="0*logwidth/791527"/>
              <draw:equation draw:name="f19" draw:formula="465773*logheight/505777"/>
              <draw:equation draw:name="f20" draw:formula="40005*logwidth/791527"/>
              <draw:equation draw:name="f21" draw:formula="505778*logheight/505777"/>
              <draw:equation draw:name="f22" draw:formula="296228*logwidth/791527"/>
              <draw:equation draw:name="f23" draw:formula="249555*logheight/505777"/>
              <draw:equation draw:name="f24" draw:formula="439103*logwidth/791527"/>
              <draw:equation draw:name="f25" draw:formula="392430*logheight/505777"/>
              <draw:equation draw:name="f26" draw:formula="639128*logwidth/791527"/>
              <draw:equation draw:name="f27" draw:formula="192405*logheight/505777"/>
              <draw:equation draw:name="f28" draw:formula="logwidth"/>
              <draw:equation draw:name="f29" draw:formula="logheight"/>
            </draw:enhanced-geometry>
          </draw:custom-shape>
          <draw:custom-shape draw:name="Freeform: Shape 62" draw:style-name="gr16" draw:text-style-name="P13" draw:layer="layout" svg:width="0.197cm" svg:height="0.197cm" svg:x="12.005cm" svg:y="8.322cm">
            <text:p/>
            <draw:enhanced-geometry draw:mirror-horizontal="false" draw:mirror-vertical="false" drawooo:sub-view-size="95250 95250" draw:text-areas="0 0 ?f10 ?f11" svg:viewBox="0 0 0 0" draw:type="ooxml-non-primitive" draw:enhanced-path="M 95250 47625 C 95250 73928 73928 95250 47625 95250 21322 95250 0 73928 0 47625 0 21322 21322 0 47625 0 73928 0 95250 21322 95250 47625 Z N">
              <draw:equation draw:name="f0" draw:formula="95250*logwidth/95250"/>
              <draw:equation draw:name="f1" draw:formula="47625*logheight/95250"/>
              <draw:equation draw:name="f2" draw:formula="47625*logwidth/95250"/>
              <draw:equation draw:name="f3" draw:formula="95250*logheight/95250"/>
              <draw:equation draw:name="f4" draw:formula="0*logwidth/95250"/>
              <draw:equation draw:name="f5" draw:formula="47625*logheight/95250"/>
              <draw:equation draw:name="f6" draw:formula="47625*logwidth/95250"/>
              <draw:equation draw:name="f7" draw:formula="0*logheight/95250"/>
              <draw:equation draw:name="f8" draw:formula="95250*logwidth/95250"/>
              <draw:equation draw:name="f9" draw:formula="47625*logheight/95250"/>
              <draw:equation draw:name="f10" draw:formula="logwidth"/>
              <draw:equation draw:name="f11" draw:formula="logheight"/>
            </draw:enhanced-geometry>
          </draw:custom-shape>
          <draw:custom-shape draw:name="Freeform: Shape 63" draw:style-name="gr16" draw:text-style-name="P13" draw:layer="layout" svg:width="1.258cm" svg:height="0.85cm" svg:x="11.867cm" svg:y="8.54cm">
            <text:p/>
            <draw:enhanced-geometry draw:mirror-horizontal="false" draw:mirror-vertical="false" drawooo:sub-view-size="604315 408524" draw:text-areas="0 0 ?f150 ?f151" svg:viewBox="0 0 0 0" draw:type="ooxml-non-primitive" draw:enhanced-path="M 572978 187735 L 582503 178210 604315 156398 577836 37336 C 577026 33118 574727 29332 571359 26668 559951 17716 547053 10848 533259 6379 508375 -2126 481371 -2126 456487 6379 442697 10859 429801 17726 418387 26668 415092 29396 412810 33153 411910 37336 L 399909 93152 399909 93152 387431 37336 C 386557 33120 384231 29344 380859 26668 369451 17716 356553 10848 342759 6379 303653 -6242 260832 1358 228459 26668 225163 29396 222882 33153 221982 37336 L 209409 91342 C 209409 91342 209409 91342 209409 91342 L 197026 37336 C 196076 33127 193725 29366 190359 26668 178945 17726 166049 10859 152259 6379 127375 -2126 100371 -2126 75487 6379 61705 10879 48813 17745 37387 26668 34091 29396 31810 33153 30910 37336 L 621 175639 C -2093 186293 4344 197130 14999 199844 15253 199908 15509 199968 15765 200023 16811 200117 17863 200117 18909 200023 28018 200235 36002 193968 37959 185068 L 66534 57148 66534 57148 66534 124775 37959 266698 66534 266698 66534 408525 104634 370425 104634 266698 123684 266698 123684 351375 161784 313275 161784 266698 190359 266698 161784 124870 161784 58195 161784 58195 190359 182592 C 191202 192476 199489 200059 209409 200023 L 209409 200023 C 218304 199964 225975 193756 227887 185068 L 228459 180973 256272 58767 C 256272 58767 256272 58767 256272 58767 L 256272 218501 277322 197356 C 292192 182468 316316 182455 331204 197326 331213 197336 331224 197346 331233 197356 L 352284 217644 352284 58862 C 352284 58862 352284 58862 352284 58862 L 380859 185164 C 382854 194025 390828 200245 399909 200023 L 399909 200023 C 408840 200008 416562 193790 418482 185068 L 447057 58767 C 447057 58767 447057 58767 447057 58767 L 447057 313084 447057 313084 485157 274984 485157 209548 504207 209548 504207 256315 542307 218215 542307 58862 C 542307 58862 542307 58862 542307 58862 L 572311 187831 Z N">
              <draw:equation draw:name="f0" draw:formula="572978*logwidth/604315"/>
              <draw:equation draw:name="f1" draw:formula="187735*logheight/408524"/>
              <draw:equation draw:name="f2" draw:formula="582503*logwidth/604315"/>
              <draw:equation draw:name="f3" draw:formula="178210*logheight/408524"/>
              <draw:equation draw:name="f4" draw:formula="604315*logwidth/604315"/>
              <draw:equation draw:name="f5" draw:formula="156398*logheight/408524"/>
              <draw:equation draw:name="f6" draw:formula="577836*logwidth/604315"/>
              <draw:equation draw:name="f7" draw:formula="37336*logheight/408524"/>
              <draw:equation draw:name="f8" draw:formula="571359*logwidth/604315"/>
              <draw:equation draw:name="f9" draw:formula="26668*logheight/408524"/>
              <draw:equation draw:name="f10" draw:formula="533259*logwidth/604315"/>
              <draw:equation draw:name="f11" draw:formula="6379*logheight/408524"/>
              <draw:equation draw:name="f12" draw:formula="456487*logwidth/604315"/>
              <draw:equation draw:name="f13" draw:formula="6379*logheight/408524"/>
              <draw:equation draw:name="f14" draw:formula="418387*logwidth/604315"/>
              <draw:equation draw:name="f15" draw:formula="26668*logheight/408524"/>
              <draw:equation draw:name="f16" draw:formula="411910*logwidth/604315"/>
              <draw:equation draw:name="f17" draw:formula="37336*logheight/408524"/>
              <draw:equation draw:name="f18" draw:formula="399909*logwidth/604315"/>
              <draw:equation draw:name="f19" draw:formula="93152*logheight/408524"/>
              <draw:equation draw:name="f20" draw:formula="399909*logwidth/604315"/>
              <draw:equation draw:name="f21" draw:formula="93152*logheight/408524"/>
              <draw:equation draw:name="f22" draw:formula="387431*logwidth/604315"/>
              <draw:equation draw:name="f23" draw:formula="37336*logheight/408524"/>
              <draw:equation draw:name="f24" draw:formula="380859*logwidth/604315"/>
              <draw:equation draw:name="f25" draw:formula="26668*logheight/408524"/>
              <draw:equation draw:name="f26" draw:formula="342759*logwidth/604315"/>
              <draw:equation draw:name="f27" draw:formula="6379*logheight/408524"/>
              <draw:equation draw:name="f28" draw:formula="228459*logwidth/604315"/>
              <draw:equation draw:name="f29" draw:formula="26668*logheight/408524"/>
              <draw:equation draw:name="f30" draw:formula="221982*logwidth/604315"/>
              <draw:equation draw:name="f31" draw:formula="37336*logheight/408524"/>
              <draw:equation draw:name="f32" draw:formula="209409*logwidth/604315"/>
              <draw:equation draw:name="f33" draw:formula="91342*logheight/408524"/>
              <draw:equation draw:name="f34" draw:formula="209409*logwidth/604315"/>
              <draw:equation draw:name="f35" draw:formula="91342*logheight/408524"/>
              <draw:equation draw:name="f36" draw:formula="197026*logwidth/604315"/>
              <draw:equation draw:name="f37" draw:formula="37336*logheight/408524"/>
              <draw:equation draw:name="f38" draw:formula="190359*logwidth/604315"/>
              <draw:equation draw:name="f39" draw:formula="26668*logheight/408524"/>
              <draw:equation draw:name="f40" draw:formula="152259*logwidth/604315"/>
              <draw:equation draw:name="f41" draw:formula="6379*logheight/408524"/>
              <draw:equation draw:name="f42" draw:formula="75487*logwidth/604315"/>
              <draw:equation draw:name="f43" draw:formula="6379*logheight/408524"/>
              <draw:equation draw:name="f44" draw:formula="37387*logwidth/604315"/>
              <draw:equation draw:name="f45" draw:formula="26668*logheight/408524"/>
              <draw:equation draw:name="f46" draw:formula="30910*logwidth/604315"/>
              <draw:equation draw:name="f47" draw:formula="37336*logheight/408524"/>
              <draw:equation draw:name="f48" draw:formula="621*logwidth/604315"/>
              <draw:equation draw:name="f49" draw:formula="175639*logheight/408524"/>
              <draw:equation draw:name="f50" draw:formula="14999*logwidth/604315"/>
              <draw:equation draw:name="f51" draw:formula="199844*logheight/408524"/>
              <draw:equation draw:name="f52" draw:formula="15765*logwidth/604315"/>
              <draw:equation draw:name="f53" draw:formula="200023*logheight/408524"/>
              <draw:equation draw:name="f54" draw:formula="18909*logwidth/604315"/>
              <draw:equation draw:name="f55" draw:formula="200023*logheight/408524"/>
              <draw:equation draw:name="f56" draw:formula="37959*logwidth/604315"/>
              <draw:equation draw:name="f57" draw:formula="185068*logheight/408524"/>
              <draw:equation draw:name="f58" draw:formula="66534*logwidth/604315"/>
              <draw:equation draw:name="f59" draw:formula="57148*logheight/408524"/>
              <draw:equation draw:name="f60" draw:formula="66534*logwidth/604315"/>
              <draw:equation draw:name="f61" draw:formula="57148*logheight/408524"/>
              <draw:equation draw:name="f62" draw:formula="66534*logwidth/604315"/>
              <draw:equation draw:name="f63" draw:formula="124775*logheight/408524"/>
              <draw:equation draw:name="f64" draw:formula="37959*logwidth/604315"/>
              <draw:equation draw:name="f65" draw:formula="266698*logheight/408524"/>
              <draw:equation draw:name="f66" draw:formula="66534*logwidth/604315"/>
              <draw:equation draw:name="f67" draw:formula="266698*logheight/408524"/>
              <draw:equation draw:name="f68" draw:formula="66534*logwidth/604315"/>
              <draw:equation draw:name="f69" draw:formula="408525*logheight/408524"/>
              <draw:equation draw:name="f70" draw:formula="104634*logwidth/604315"/>
              <draw:equation draw:name="f71" draw:formula="370425*logheight/408524"/>
              <draw:equation draw:name="f72" draw:formula="104634*logwidth/604315"/>
              <draw:equation draw:name="f73" draw:formula="266698*logheight/408524"/>
              <draw:equation draw:name="f74" draw:formula="123684*logwidth/604315"/>
              <draw:equation draw:name="f75" draw:formula="266698*logheight/408524"/>
              <draw:equation draw:name="f76" draw:formula="123684*logwidth/604315"/>
              <draw:equation draw:name="f77" draw:formula="351375*logheight/408524"/>
              <draw:equation draw:name="f78" draw:formula="161784*logwidth/604315"/>
              <draw:equation draw:name="f79" draw:formula="313275*logheight/408524"/>
              <draw:equation draw:name="f80" draw:formula="161784*logwidth/604315"/>
              <draw:equation draw:name="f81" draw:formula="266698*logheight/408524"/>
              <draw:equation draw:name="f82" draw:formula="190359*logwidth/604315"/>
              <draw:equation draw:name="f83" draw:formula="266698*logheight/408524"/>
              <draw:equation draw:name="f84" draw:formula="161784*logwidth/604315"/>
              <draw:equation draw:name="f85" draw:formula="124870*logheight/408524"/>
              <draw:equation draw:name="f86" draw:formula="161784*logwidth/604315"/>
              <draw:equation draw:name="f87" draw:formula="58195*logheight/408524"/>
              <draw:equation draw:name="f88" draw:formula="161784*logwidth/604315"/>
              <draw:equation draw:name="f89" draw:formula="58195*logheight/408524"/>
              <draw:equation draw:name="f90" draw:formula="190359*logwidth/604315"/>
              <draw:equation draw:name="f91" draw:formula="182592*logheight/408524"/>
              <draw:equation draw:name="f92" draw:formula="209409*logwidth/604315"/>
              <draw:equation draw:name="f93" draw:formula="200023*logheight/408524"/>
              <draw:equation draw:name="f94" draw:formula="209409*logwidth/604315"/>
              <draw:equation draw:name="f95" draw:formula="200023*logheight/408524"/>
              <draw:equation draw:name="f96" draw:formula="227887*logwidth/604315"/>
              <draw:equation draw:name="f97" draw:formula="185068*logheight/408524"/>
              <draw:equation draw:name="f98" draw:formula="228459*logwidth/604315"/>
              <draw:equation draw:name="f99" draw:formula="180973*logheight/408524"/>
              <draw:equation draw:name="f100" draw:formula="256272*logwidth/604315"/>
              <draw:equation draw:name="f101" draw:formula="58767*logheight/408524"/>
              <draw:equation draw:name="f102" draw:formula="256272*logwidth/604315"/>
              <draw:equation draw:name="f103" draw:formula="58767*logheight/408524"/>
              <draw:equation draw:name="f104" draw:formula="256272*logwidth/604315"/>
              <draw:equation draw:name="f105" draw:formula="218501*logheight/408524"/>
              <draw:equation draw:name="f106" draw:formula="277322*logwidth/604315"/>
              <draw:equation draw:name="f107" draw:formula="197356*logheight/408524"/>
              <draw:equation draw:name="f108" draw:formula="331204*logwidth/604315"/>
              <draw:equation draw:name="f109" draw:formula="197326*logheight/408524"/>
              <draw:equation draw:name="f110" draw:formula="331233*logwidth/604315"/>
              <draw:equation draw:name="f111" draw:formula="197356*logheight/408524"/>
              <draw:equation draw:name="f112" draw:formula="352284*logwidth/604315"/>
              <draw:equation draw:name="f113" draw:formula="217644*logheight/408524"/>
              <draw:equation draw:name="f114" draw:formula="352284*logwidth/604315"/>
              <draw:equation draw:name="f115" draw:formula="58862*logheight/408524"/>
              <draw:equation draw:name="f116" draw:formula="352284*logwidth/604315"/>
              <draw:equation draw:name="f117" draw:formula="58862*logheight/408524"/>
              <draw:equation draw:name="f118" draw:formula="380859*logwidth/604315"/>
              <draw:equation draw:name="f119" draw:formula="185164*logheight/408524"/>
              <draw:equation draw:name="f120" draw:formula="399909*logwidth/604315"/>
              <draw:equation draw:name="f121" draw:formula="200023*logheight/408524"/>
              <draw:equation draw:name="f122" draw:formula="399909*logwidth/604315"/>
              <draw:equation draw:name="f123" draw:formula="200023*logheight/408524"/>
              <draw:equation draw:name="f124" draw:formula="418482*logwidth/604315"/>
              <draw:equation draw:name="f125" draw:formula="185068*logheight/408524"/>
              <draw:equation draw:name="f126" draw:formula="447057*logwidth/604315"/>
              <draw:equation draw:name="f127" draw:formula="58767*logheight/408524"/>
              <draw:equation draw:name="f128" draw:formula="447057*logwidth/604315"/>
              <draw:equation draw:name="f129" draw:formula="58767*logheight/408524"/>
              <draw:equation draw:name="f130" draw:formula="447057*logwidth/604315"/>
              <draw:equation draw:name="f131" draw:formula="313084*logheight/408524"/>
              <draw:equation draw:name="f132" draw:formula="447057*logwidth/604315"/>
              <draw:equation draw:name="f133" draw:formula="313084*logheight/408524"/>
              <draw:equation draw:name="f134" draw:formula="485157*logwidth/604315"/>
              <draw:equation draw:name="f135" draw:formula="274984*logheight/408524"/>
              <draw:equation draw:name="f136" draw:formula="485157*logwidth/604315"/>
              <draw:equation draw:name="f137" draw:formula="209548*logheight/408524"/>
              <draw:equation draw:name="f138" draw:formula="504207*logwidth/604315"/>
              <draw:equation draw:name="f139" draw:formula="209548*logheight/408524"/>
              <draw:equation draw:name="f140" draw:formula="504207*logwidth/604315"/>
              <draw:equation draw:name="f141" draw:formula="256315*logheight/408524"/>
              <draw:equation draw:name="f142" draw:formula="542307*logwidth/604315"/>
              <draw:equation draw:name="f143" draw:formula="218215*logheight/408524"/>
              <draw:equation draw:name="f144" draw:formula="542307*logwidth/604315"/>
              <draw:equation draw:name="f145" draw:formula="58862*logheight/408524"/>
              <draw:equation draw:name="f146" draw:formula="542307*logwidth/604315"/>
              <draw:equation draw:name="f147" draw:formula="58862*logheight/408524"/>
              <draw:equation draw:name="f148" draw:formula="572311*logwidth/604315"/>
              <draw:equation draw:name="f149" draw:formula="187831*logheight/408524"/>
              <draw:equation draw:name="f150" draw:formula="logwidth"/>
              <draw:equation draw:name="f151" draw:formula="logheight"/>
            </draw:enhanced-geometry>
          </draw:custom-shape>
          <draw:custom-shape draw:name="Freeform: Shape 64" draw:style-name="gr16" draw:text-style-name="P13" draw:layer="layout" svg:width="0.197cm" svg:height="0.197cm" svg:x="12.799cm" svg:y="8.322cm">
            <text:p/>
            <draw:enhanced-geometry draw:mirror-horizontal="false" draw:mirror-vertical="false" drawooo:sub-view-size="95250 95250" draw:text-areas="0 0 ?f10 ?f11" svg:viewBox="0 0 0 0" draw:type="ooxml-non-primitive" draw:enhanced-path="M 95250 47625 C 95250 73928 73928 95250 47625 95250 21322 95250 0 73928 0 47625 0 21322 21322 0 47625 0 73928 0 95250 21322 95250 47625 Z N">
              <draw:equation draw:name="f0" draw:formula="95250*logwidth/95250"/>
              <draw:equation draw:name="f1" draw:formula="47625*logheight/95250"/>
              <draw:equation draw:name="f2" draw:formula="47625*logwidth/95250"/>
              <draw:equation draw:name="f3" draw:formula="95250*logheight/95250"/>
              <draw:equation draw:name="f4" draw:formula="0*logwidth/95250"/>
              <draw:equation draw:name="f5" draw:formula="47625*logheight/95250"/>
              <draw:equation draw:name="f6" draw:formula="47625*logwidth/95250"/>
              <draw:equation draw:name="f7" draw:formula="0*logheight/95250"/>
              <draw:equation draw:name="f8" draw:formula="95250*logwidth/95250"/>
              <draw:equation draw:name="f9" draw:formula="47625*logheight/95250"/>
              <draw:equation draw:name="f10" draw:formula="logwidth"/>
              <draw:equation draw:name="f11" draw:formula="logheight"/>
            </draw:enhanced-geometry>
          </draw:custom-shape>
          <draw:custom-shape draw:name="Freeform: Shape 65" draw:style-name="gr16" draw:text-style-name="P13" draw:layer="layout" svg:width="0.197cm" svg:height="0.197cm" svg:x="12.402cm" svg:y="8.322cm">
            <text:p/>
            <draw:enhanced-geometry draw:mirror-horizontal="false" draw:mirror-vertical="false" drawooo:sub-view-size="95250 95250" draw:text-areas="0 0 ?f10 ?f11" svg:viewBox="0 0 0 0" draw:type="ooxml-non-primitive" draw:enhanced-path="M 95250 47625 C 95250 73928 73928 95250 47625 95250 21322 95250 0 73928 0 47625 0 21322 21322 0 47625 0 73928 0 95250 21322 95250 47625 Z N">
              <draw:equation draw:name="f0" draw:formula="95250*logwidth/95250"/>
              <draw:equation draw:name="f1" draw:formula="47625*logheight/95250"/>
              <draw:equation draw:name="f2" draw:formula="47625*logwidth/95250"/>
              <draw:equation draw:name="f3" draw:formula="95250*logheight/95250"/>
              <draw:equation draw:name="f4" draw:formula="0*logwidth/95250"/>
              <draw:equation draw:name="f5" draw:formula="47625*logheight/95250"/>
              <draw:equation draw:name="f6" draw:formula="47625*logwidth/95250"/>
              <draw:equation draw:name="f7" draw:formula="0*logheight/95250"/>
              <draw:equation draw:name="f8" draw:formula="95250*logwidth/95250"/>
              <draw:equation draw:name="f9" draw:formula="47625*logheight/95250"/>
              <draw:equation draw:name="f10" draw:formula="logwidth"/>
              <draw:equation draw:name="f11" draw:formula="logheight"/>
            </draw:enhanced-geometry>
          </draw:custom-shape>
        </draw:g>
        <presentation:notes draw:style-name="dp2">
          <draw:page-thumbnail draw:name="Slide Image Placeholder 1" draw:style-name="gr17" draw:layer="layout" svg:width="11.429cm" svg:height="8.572cm" svg:x="3.81cm" svg:y="3.175cm" draw:page-number="1" presentation:class="page"/>
          <draw:frame draw:name="Notes Placeholder 2" presentation:style-name="pr1" draw:text-style-name="P15" draw:layer="layout" svg:width="15.239cm" svg:height="10cm" svg:x="1.905cm" svg:y="12.224cm" presentation:class="notes" presentation:user-transformed="true">
            <draw:text-box>
              <text:p text:style-name="P14"><text:span text:style-name="T5">© Copyright </text:span><text:span text:style-name="T6">PresentationGO.com</text:span><text:span text:style-name="T5"> – The free PowerPoint and Google Slides template library</text:span></text:p>
            </draw:text-box>
          </draw:frame>
          <draw:frame draw:name="Slide Number Placeholder 3" presentation:style-name="pr2" draw:text-style-name="P17" draw:layer="layout" svg:width="8.254cm" svg:height="1.273cm" svg:x="10.791cm" svg:y="24.126cm" presentation:class="page-number" presentation:user-transformed="true">
            <draw:text-box>
              <text:p text:style-name="P16"><text:span text:style-name="T7"><text:page-number>&lt;number&gt;</text:page-number></text:span></text:p>
            </draw:text-box>
          </draw:frame>
        </presentation:notes>
      </draw:page>
      <draw:page draw:name="Dual Horizontal Hierarchy – Slide Template" draw:style-name="dp1" draw:master-page-name="Default" presentation:presentation-page-layout-name="AL1T19">
        <draw:frame draw:name="Title 1" presentation:style-name="pr3" draw:text-style-name="P19" draw:layer="layout" svg:width="0cm" svg:height="0cm" svg:x="0cm" svg:y="0cm" presentation:class="title">
          <draw:text-box>
            <text:p text:style-name="P18"><text:span text:style-name="T8">Dual Horizontal Hierarchy – Slide Template</text:span></text:p>
          </draw:text-box>
        </draw:frame>
        <draw:custom-shape draw:name="TextBox 41" draw:style-name="gr1" draw:text-style-name="P2" draw:layer="layout" svg:width="2.771cm" svg:height="0.695cm" svg:x="21.641cm" svg:y="5.207cm">
          <text:p text:style-name="P1"><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 draw:text-style-name="P2" draw:layer="layout" svg:width="2.771cm" svg:height="0.695cm" svg:x="21.641cm" svg:y="6.11cm">
          <text:p text:style-name="P1"><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 draw:text-style-name="P2" draw:layer="layout" svg:width="2.771cm" svg:height="0.695cm" svg:x="21.641cm" svg:y="6.994cm">
          <text:p text:style-name="P1"><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 draw:text-style-name="P2" draw:layer="layout" svg:width="2.771cm" svg:height="0.695cm" svg:x="21.641cm" svg:y="8.663cm">
          <text:p text:style-name="P1"><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 draw:text-style-name="P2" draw:layer="layout" svg:width="2.771cm" svg:height="0.695cm" svg:x="21.641cm" svg:y="9.567cm">
          <text:p text:style-name="P1"><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 draw:text-style-name="P2" draw:layer="layout" svg:width="2.771cm" svg:height="0.695cm" svg:x="21.641cm" svg:y="10.451cm">
          <text:p text:style-name="P1"><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 draw:text-style-name="P2" draw:layer="layout" svg:width="2.771cm" svg:height="0.695cm" svg:x="21.641cm" svg:y="12.041cm">
          <text:p text:style-name="P1"><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 draw:text-style-name="P2" draw:layer="layout" svg:width="2.771cm" svg:height="0.695cm" svg:x="21.641cm" svg:y="12.945cm">
          <text:p text:style-name="P1"><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 draw:text-style-name="P2" draw:layer="layout" svg:width="2.771cm" svg:height="0.695cm" svg:x="21.641cm" svg:y="13.828cm">
          <text:p text:style-name="P1"><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 draw:text-style-name="P2" draw:layer="layout" svg:width="2.771cm" svg:height="0.695cm" svg:x="1.02cm" svg:y="5.207cm">
          <text:p text:style-name="P3"><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 draw:text-style-name="P2" draw:layer="layout" svg:width="2.771cm" svg:height="0.695cm" svg:x="1.02cm" svg:y="6.11cm">
          <text:p text:style-name="P3"><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 draw:text-style-name="P2" draw:layer="layout" svg:width="2.771cm" svg:height="0.695cm" svg:x="1.02cm" svg:y="6.994cm">
          <text:p text:style-name="P3"><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 draw:text-style-name="P2" draw:layer="layout" svg:width="2.771cm" svg:height="0.695cm" svg:x="1.02cm" svg:y="8.663cm">
          <text:p text:style-name="P3"><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 draw:text-style-name="P2" draw:layer="layout" svg:width="2.771cm" svg:height="0.695cm" svg:x="1.02cm" svg:y="9.567cm">
          <text:p text:style-name="P3"><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 draw:text-style-name="P2" draw:layer="layout" svg:width="2.771cm" svg:height="0.695cm" svg:x="1.02cm" svg:y="10.451cm">
          <text:p text:style-name="P3"><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1" draw:text-style-name="P2" draw:layer="layout" svg:width="2.771cm" svg:height="0.695cm" svg:x="1.02cm" svg:y="12.041cm">
          <text:p text:style-name="P3"><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 draw:text-style-name="P2" draw:layer="layout" svg:width="2.771cm" svg:height="0.695cm" svg:x="1.02cm" svg:y="12.945cm">
          <text:p text:style-name="P3"><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 draw:text-style-name="P2" draw:layer="layout" svg:width="2.771cm" svg:height="0.695cm" svg:x="1.02cm" svg:y="13.828cm">
          <text:p text:style-name="P3"><text:span text:style-name="T9">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7">
          <draw:custom-shape draw:name="Circle" draw:style-name="gr2" draw:text-style-name="P4" draw:layer="layout" svg:width="0.66cm" svg:height="0.66cm" svg:x="20.719cm" svg:y="6.273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2" draw:text-style-name="P4" draw:layer="layout" svg:width="0.66cm" svg:height="0.66cm" svg:x="20.719cm" svg:y="5.37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2" draw:text-style-name="P4" draw:layer="layout" svg:width="0.66cm" svg:height="0.66cm" svg:x="20.719cm" svg:y="7.14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3" draw:text-style-name="P5" draw:layer="layout" svg:width="0.66cm" svg:height="0.66cm" svg:x="20.719cm" svg:y="9.63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3" draw:text-style-name="P5" draw:layer="layout" svg:width="0.66cm" svg:height="0.66cm" svg:x="20.719cm" svg:y="8.76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3" draw:text-style-name="P5" draw:layer="layout" svg:width="0.66cm" svg:height="0.66cm" svg:x="20.719cm" svg:y="10.53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8" draw:text-style-name="P20" draw:layer="layout" svg:width="0.66cm" svg:height="0.66cm" svg:x="20.719cm" svg:y="13.03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8" draw:text-style-name="P20" draw:layer="layout" svg:width="0.66cm" svg:height="0.66cm" svg:x="20.719cm" svg:y="12.1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8" draw:text-style-name="P20" draw:layer="layout" svg:width="0.66cm" svg:height="0.66cm" svg:x="20.719cm" svg:y="13.93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draw:style-name="gr4" draw:text-style-name="P6" draw:layer="layout" svg:width="1.768cm" svg:height="1.981cm" svg:x="19.398cm" svg:y="5.583cm">
            <text:p text:style-name="P8"/>
            <draw:enhanced-geometry draw:mirror-horizontal="false" draw:mirror-vertical="false" drawooo:sub-view-size="21600 21600" draw:text-areas="0 0 ?f2 ?f3" svg:viewBox="0 0 0 0" draw:type="ooxml-non-primitive" draw:enhanced-path="M 20133 12240 C 20940 12240 21563 11651 21563 10964 21563 10276 20903 9687 20133 9687 19473 9687 18923 10080 18740 10636 L 1137 10636 11258 1604 18776 1604 C 18923 2160 19510 2553 20170 2553 20977 2553 21600 1964 21600 1276 21600 556 20940 0 20170 0 19510 0 18960 393 18776 949 L 10965 949 0 10735 513 11193 513 11258 587 11258 11038 20585 18740 20585 C 18886 21175 19473 21600 20133 21600 20940 21600 21563 21011 21563 20324 21563 19636 20903 19047 20133 19047 19473 19047 18960 19440 18776 19931 L 11332 19931 1614 11258 18740 11258 C 18923 11815 19473 12240 20133 12240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1.768cm" svg:height="1.981cm" svg:x="19.398cm" svg:y="8.977cm">
            <text:p text:style-name="P8"/>
            <draw:enhanced-geometry draw:mirror-horizontal="false" draw:mirror-vertical="false" drawooo:sub-view-size="21600 21600" draw:text-areas="0 0 ?f2 ?f3" svg:viewBox="0 0 0 0" draw:type="ooxml-non-primitive" draw:enhanced-path="M 20133 12240 C 20940 12240 21563 11651 21563 10964 21563 10276 20903 9687 20133 9687 19473 9687 18923 10080 18740 10636 L 1137 10636 11258 1604 18776 1604 C 18923 2160 19510 2553 20170 2553 20977 2553 21600 1964 21600 1276 21600 556 20940 0 20170 0 19510 0 18960 393 18776 949 L 10965 949 0 10735 513 11193 513 11258 587 11258 11038 20585 18740 20585 C 18886 21175 19473 21600 20133 21600 20940 21600 21563 21011 21563 20324 21563 19636 20903 19047 20133 19047 19473 19047 18960 19440 18776 19931 L 11332 19931 1614 11258 18740 11258 C 18923 11847 19473 12240 20133 12240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1.768cm" svg:height="1.981cm" svg:x="19.398cm" svg:y="12.377cm">
            <text:p text:style-name="P8"/>
            <draw:enhanced-geometry draw:mirror-horizontal="false" draw:mirror-vertical="false" drawooo:sub-view-size="21600 21600" draw:text-areas="0 0 ?f2 ?f3" svg:viewBox="0 0 0 0" draw:type="ooxml-non-primitive" draw:enhanced-path="M 20133 12240 C 20940 12240 21563 11651 21563 10964 21563 10276 20903 9687 20133 9687 19473 9687 18923 10080 18740 10636 L 1137 10636 11258 1604 18776 1604 C 18923 2160 19510 2553 20170 2553 20977 2553 21600 1964 21600 1276 21600 556 20940 0 20170 0 19510 0 18960 393 18776 949 L 10965 949 0 10735 513 11193 513 11258 587 11258 11038 20585 18740 20585 C 18886 21175 19473 21600 20133 21600 20940 21600 21563 21011 21563 20324 21563 19636 20903 19047 20133 19047 19473 19047 18960 19440 18776 19931 L 11332 19931 1614 11258 18740 11258 C 18923 11815 19473 12240 20133 12240 Z N">
              <draw:equation draw:name="f0" draw:formula="logwidth/2"/>
              <draw:equation draw:name="f1" draw:formula="logheight/2"/>
              <draw:equation draw:name="f2" draw:formula="logwidth"/>
              <draw:equation draw:name="f3" draw:formula="logheight"/>
            </draw:enhanced-geometry>
          </draw:custom-shape>
          <draw:custom-shape draw:name="Shape" draw:style-name="gr6" draw:text-style-name="P4" draw:layer="layout" svg:width="3.522cm" svg:height="0.924cm" svg:x="16.424cm" svg:y="6.123cm">
            <text:p text:style-name="P8"><text:span text:style-name="T2">LOREM IPSUM</text:span></text:p>
            <draw:enhanced-geometry draw:mirror-horizontal="false" draw:mirror-vertical="false" drawooo:sub-view-size="21600 21600" draw:text-areas="0 0 ?f2 ?f3" svg:viewBox="0 0 0 0" draw:type="ooxml-non-primitive" draw:enhanced-path="M 18764 21600 L 2836 21600 C 1271 21600 0 16761 0 10800 L 0 10800 C 0 4839 1271 0 2836 0 L 18764 0 C 20329 0 21600 4839 21600 10800 L 21600 10800 C 21600 16831 20329 21600 18764 21600 Z N">
              <draw:equation draw:name="f0" draw:formula="logwidth/2"/>
              <draw:equation draw:name="f1" draw:formula="logheight/2"/>
              <draw:equation draw:name="f2" draw:formula="logwidth"/>
              <draw:equation draw:name="f3" draw:formula="logheight"/>
            </draw:enhanced-geometry>
          </draw:custom-shape>
          <draw:custom-shape draw:name="Shape" draw:style-name="gr7" draw:text-style-name="P5" draw:layer="layout" svg:width="3.522cm" svg:height="0.924cm" svg:x="16.424cm" svg:y="9.517cm">
            <text:p text:style-name="P8"><text:span text:style-name="T3">LOREM IPSUM</text:span></text:p>
            <draw:enhanced-geometry draw:mirror-horizontal="false" draw:mirror-vertical="false" drawooo:sub-view-size="21600 21600" draw:text-areas="0 0 ?f2 ?f3" svg:viewBox="0 0 0 0" draw:type="ooxml-non-primitive" draw:enhanced-path="M 18764 21600 L 2836 21600 C 1271 21600 0 16761 0 10800 L 0 10800 C 0 4839 1271 0 2836 0 L 18764 0 C 20329 0 21600 4839 21600 10800 L 21600 10800 C 21600 16831 20329 21600 18764 21600 Z N">
              <draw:equation draw:name="f0" draw:formula="logwidth/2"/>
              <draw:equation draw:name="f1" draw:formula="logheight/2"/>
              <draw:equation draw:name="f2" draw:formula="logwidth"/>
              <draw:equation draw:name="f3" draw:formula="logheight"/>
            </draw:enhanced-geometry>
          </draw:custom-shape>
          <draw:custom-shape draw:name="Shape" draw:style-name="gr19" draw:text-style-name="P20" draw:layer="layout" svg:width="3.522cm" svg:height="0.924cm" svg:x="16.424cm" svg:y="12.911cm">
            <text:p text:style-name="P8"><text:span text:style-name="T3">LOREM IPSUM</text:span></text:p>
            <draw:enhanced-geometry draw:mirror-horizontal="false" draw:mirror-vertical="false" drawooo:sub-view-size="21600 21600" draw:text-areas="0 0 ?f2 ?f3" svg:viewBox="0 0 0 0" draw:type="ooxml-non-primitive" draw:enhanced-path="M 18764 21600 L 2836 21600 C 1271 21600 0 16761 0 10800 L 0 10800 C 0 4839 1271 0 2836 0 L 18764 0 C 20329 0 21600 4839 21600 10800 L 21600 10800 C 21600 16831 20329 21600 18764 21600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2.633cm" svg:height="1.597cm" svg:x="14.322cm" svg:y="6.454cm">
            <text:p text:style-name="P8"/>
            <draw:enhanced-geometry draw:mirror-horizontal="false" draw:mirror-vertical="false" drawooo:sub-view-size="21600 21600" draw:text-areas="0 0 ?f2 ?f3" svg:viewBox="0 0 0 0" draw:type="ooxml-non-primitive" draw:enhanced-path="M 12019 2964 L 19088 2964 C 19285 3776 19753 4304 20295 4304 21034 4304 21600 3329 21600 2152 21600 934 21009 0 20295 0 19753 0 19260 568 19063 1340 L 11600 1340 0 20463 690 21600 12019 2964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2.63cm" svg:height="1.597cm" svg:x="14.322cm" svg:y="11.89cm">
            <text:p text:style-name="P8"/>
            <draw:enhanced-geometry draw:mirror-horizontal="false" draw:mirror-vertical="false" drawooo:sub-view-size="21554 21600" draw:text-areas="0 0 ?f2 ?f3" svg:viewBox="0 0 0 0" draw:type="ooxml-non-primitive" draw:enhanced-path="M 20296 17337 C 19755 17337 19263 17905 19066 18677 L 12005 18677 689 0 0 1137 11587 20260 19041 20260 C 19238 21072 19706 21600 20247 21600 20985 21600 21551 20626 21551 19448 21600 18311 21010 17337 20296 17337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1.675cm" svg:height="0.317cm" svg:x="15.283cm" svg:y="9.817cm">
            <text:p text:style-name="P8"/>
            <draw:enhanced-geometry draw:mirror-horizontal="false" draw:mirror-vertical="false" drawooo:sub-view-size="21563 21600" draw:text-areas="0 0 ?f2 ?f3" svg:viewBox="0 0 0 0" draw:type="ooxml-non-primitive" draw:enhanced-path="M 19552 0 C 18702 0 17929 2853 17620 6725 L 0 6725 0 14875 17620 14875 C 17929 18951 18663 21600 19513 21600 20673 21600 21561 16710 21561 10800 21600 4890 20673 0 19552 0 Z N">
              <draw:equation draw:name="f0" draw:formula="logwidth/2"/>
              <draw:equation draw:name="f1" draw:formula="logheight/2"/>
              <draw:equation draw:name="f2" draw:formula="logwidth"/>
              <draw:equation draw:name="f3" draw:formula="logheight"/>
            </draw:enhanced-geometry>
          </draw:custom-shape>
          <draw:custom-shape draw:name="Circle" draw:style-name="gr9" draw:text-style-name="P9" draw:layer="layout" svg:width="0.66cm" svg:height="0.66cm" svg:x="4.02cm" svg:y="13.031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9" draw:text-style-name="P9" draw:layer="layout" svg:width="0.66cm" svg:height="0.66cm" svg:x="4.02cm" svg:y="13.93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9" draw:text-style-name="P9" draw:layer="layout" svg:width="0.66cm" svg:height="0.66cm" svg:x="4.02cm" svg:y="12.1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0" draw:text-style-name="P10" draw:layer="layout" svg:width="0.66cm" svg:height="0.66cm" svg:x="4.02cm" svg:y="9.637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0" draw:text-style-name="P10" draw:layer="layout" svg:width="0.66cm" svg:height="0.66cm" svg:x="4.02cm" svg:y="10.538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0" draw:text-style-name="P10" draw:layer="layout" svg:width="0.66cm" svg:height="0.66cm" svg:x="4.02cm" svg:y="8.766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1" draw:text-style-name="P11" draw:layer="layout" svg:width="0.66cm" svg:height="0.66cm" svg:x="4.02cm" svg:y="6.273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1" draw:text-style-name="P11" draw:layer="layout" svg:width="0.66cm" svg:height="0.66cm" svg:x="4.02cm" svg:y="7.144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11" draw:text-style-name="P11" draw:layer="layout" svg:width="0.66cm" svg:height="0.66cm" svg:x="4.02cm" svg:y="5.372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draw:style-name="gr4" draw:text-style-name="P6" draw:layer="layout" svg:width="1.768cm" svg:height="1.981cm" svg:x="4.23cm" svg:y="12.4cm">
            <text:p text:style-name="P8"/>
            <draw:enhanced-geometry draw:mirror-horizontal="false" draw:mirror-vertical="false" drawooo:sub-view-size="21600 21600" draw:text-areas="0 0 ?f2 ?f3" svg:viewBox="0 0 0 0" draw:type="ooxml-non-primitive" draw:enhanced-path="M 1467 9360 C 660 9360 37 9949 37 10636 37 11324 697 11913 1467 11913 2127 11913 2677 11520 2860 10964 L 20463 10964 10342 19996 2824 19996 C 2677 19440 2090 19047 1430 19047 623 19047 0 19636 0 20324 0 21044 660 21600 1430 21600 2090 21600 2640 21207 2824 20651 L 10635 20651 21600 10865 21087 10407 21087 10342 21013 10342 10562 1015 2860 1015 C 2714 425 2127 0 1467 0 660 0 37 589 37 1276 37 1964 697 2553 1467 2553 2127 2553 2640 2160 2824 1669 L 10268 1669 19986 10342 2860 10342 C 2677 9785 2127 9360 1467 9360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1.768cm" svg:height="1.981cm" svg:x="4.23cm" svg:y="8.995cm">
            <text:p text:style-name="P8"/>
            <draw:enhanced-geometry draw:mirror-horizontal="false" draw:mirror-vertical="false" drawooo:sub-view-size="21600 21600" draw:text-areas="0 0 ?f2 ?f3" svg:viewBox="0 0 0 0" draw:type="ooxml-non-primitive" draw:enhanced-path="M 1467 9360 C 660 9360 37 9949 37 10636 37 11324 697 11913 1467 11913 2127 11913 2677 11520 2860 10964 L 20463 10964 10342 19996 2824 19996 C 2677 19440 2090 19047 1430 19047 623 19047 0 19636 0 20324 0 21044 660 21600 1430 21600 2090 21600 2640 21207 2824 20651 L 10635 20651 21600 10865 21087 10407 21087 10342 21013 10342 10562 1015 2860 1015 C 2714 425 2127 0 1467 0 660 0 37 589 37 1276 37 1964 697 2553 1467 2553 2127 2553 2640 2160 2824 1669 L 10268 1669 19986 10342 2860 10342 C 2677 9753 2127 9360 1467 9360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1.768cm" svg:height="1.981cm" svg:x="4.23cm" svg:y="5.606cm">
            <text:p text:style-name="P8"/>
            <draw:enhanced-geometry draw:mirror-horizontal="false" draw:mirror-vertical="false" drawooo:sub-view-size="21600 21600" draw:text-areas="0 0 ?f2 ?f3" svg:viewBox="0 0 0 0" draw:type="ooxml-non-primitive" draw:enhanced-path="M 1467 9360 C 660 9360 37 9949 37 10636 37 11324 697 11913 1467 11913 2127 11913 2677 11520 2860 10964 L 20463 10964 10342 19996 2824 19996 C 2677 19440 2090 19047 1430 19047 623 19047 0 19636 0 20324 0 21044 660 21600 1430 21600 2090 21600 2640 21207 2824 20651 L 10635 20651 21600 10865 21087 10407 21087 10342 21013 10342 10562 1015 2860 1015 C 2714 425 2127 0 1467 0 660 0 37 589 37 1276 37 1964 697 2553 1467 2553 2127 2553 2640 2160 2824 1669 L 10268 1669 19986 10342 2860 10342 C 2677 9753 2127 9360 1467 9360 Z N">
              <draw:equation draw:name="f0" draw:formula="logwidth/2"/>
              <draw:equation draw:name="f1" draw:formula="logheight/2"/>
              <draw:equation draw:name="f2" draw:formula="logwidth"/>
              <draw:equation draw:name="f3" draw:formula="logheight"/>
            </draw:enhanced-geometry>
          </draw:custom-shape>
          <draw:custom-shape draw:name="Shape" draw:style-name="gr12" draw:text-style-name="P9" draw:layer="layout" svg:width="3.522cm" svg:height="0.924cm" svg:x="5.462cm" svg:y="12.911cm">
            <text:p text:style-name="P8"><text:span text:style-name="T2">LOREM IPSUM</text:span></text:p>
            <draw:enhanced-geometry draw:mirror-horizontal="false" draw:mirror-vertical="false" drawooo:sub-view-size="21600 21600" draw:text-areas="0 0 ?f2 ?f3" svg:viewBox="0 0 0 0" draw:type="ooxml-non-primitive" draw:enhanced-path="M 2836 0 L 18764 0 C 20329 0 21600 4839 21600 10800 L 21600 10800 C 21600 16761 20329 21600 18764 21600 L 2836 21600 C 1271 21600 0 16761 0 10800 L 0 10800 C 0 4839 1271 0 2836 0 Z N">
              <draw:equation draw:name="f0" draw:formula="logwidth/2"/>
              <draw:equation draw:name="f1" draw:formula="logheight/2"/>
              <draw:equation draw:name="f2" draw:formula="logwidth"/>
              <draw:equation draw:name="f3" draw:formula="logheight"/>
            </draw:enhanced-geometry>
          </draw:custom-shape>
          <draw:custom-shape draw:name="Shape" draw:style-name="gr13" draw:text-style-name="P10" draw:layer="layout" svg:width="3.522cm" svg:height="0.924cm" svg:x="5.462cm" svg:y="9.517cm">
            <text:p text:style-name="P8"><text:span text:style-name="T2">LOREM IPSUM</text:span></text:p>
            <draw:enhanced-geometry draw:mirror-horizontal="false" draw:mirror-vertical="false" drawooo:sub-view-size="21600 21600" draw:text-areas="0 0 ?f2 ?f3" svg:viewBox="0 0 0 0" draw:type="ooxml-non-primitive" draw:enhanced-path="M 2836 0 L 18764 0 C 20329 0 21600 4839 21600 10800 L 21600 10800 C 21600 16761 20329 21600 18764 21600 L 2836 21600 C 1271 21600 0 16761 0 10800 L 0 10800 C 0 4839 1271 0 2836 0 Z N">
              <draw:equation draw:name="f0" draw:formula="logwidth/2"/>
              <draw:equation draw:name="f1" draw:formula="logheight/2"/>
              <draw:equation draw:name="f2" draw:formula="logwidth"/>
              <draw:equation draw:name="f3" draw:formula="logheight"/>
            </draw:enhanced-geometry>
          </draw:custom-shape>
          <draw:custom-shape draw:name="Shape" draw:style-name="gr14" draw:text-style-name="P11" draw:layer="layout" svg:width="3.522cm" svg:height="0.924cm" svg:x="5.462cm" svg:y="6.123cm">
            <text:p text:style-name="P8"><text:span text:style-name="T2">LOREM IPSUM</text:span></text:p>
            <draw:enhanced-geometry draw:mirror-horizontal="false" draw:mirror-vertical="false" drawooo:sub-view-size="21600 21600" draw:text-areas="0 0 ?f2 ?f3" svg:viewBox="0 0 0 0" draw:type="ooxml-non-primitive" draw:enhanced-path="M 2836 0 L 18764 0 C 20329 0 21600 4839 21600 10800 L 21600 10800 C 21600 16761 20329 21600 18764 21600 L 2836 21600 C 1271 21600 0 16761 0 10800 L 0 10800 C 0 4839 1271 0 2836 0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2.633cm" svg:height="1.597cm" svg:x="8.435cm" svg:y="11.89cm">
            <text:p text:style-name="P8"/>
            <draw:enhanced-geometry draw:mirror-horizontal="false" draw:mirror-vertical="false" drawooo:sub-view-size="21600 21600" draw:text-areas="0 0 ?f2 ?f3" svg:viewBox="0 0 0 0" draw:type="ooxml-non-primitive" draw:enhanced-path="M 9581 18636 L 2512 18636 C 2315 17824 1847 17296 1305 17296 566 17296 0 18271 0 19448 0 20666 591 21600 1305 21600 1847 21600 2340 21032 2537 20260 L 10000 20260 21600 1137 20910 0 9581 18636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2.63cm" svg:height="1.597cm" svg:x="8.435cm" svg:y="6.454cm">
            <text:p text:style-name="P8"/>
            <draw:enhanced-geometry draw:mirror-horizontal="false" draw:mirror-vertical="false" drawooo:sub-view-size="21554 21600" draw:text-areas="0 0 ?f2 ?f3" svg:viewBox="0 0 0 0" draw:type="ooxml-non-primitive" draw:enhanced-path="M 1258 4263 C 1799 4263 2291 3695 2488 2923 L 9549 2923 20865 21600 21554 20463 9967 1340 2513 1340 C 2316 528 1848 0 1307 0 569 0 3 974 3 2152 -46 3289 544 4263 1258 4263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1.675cm" svg:height="0.317cm" svg:x="8.435cm" svg:y="9.817cm">
            <text:p text:style-name="P8"/>
            <draw:enhanced-geometry draw:mirror-horizontal="false" draw:mirror-vertical="false" drawooo:sub-view-size="21563 21600" draw:text-areas="0 0 ?f2 ?f3" svg:viewBox="0 0 0 0" draw:type="ooxml-non-primitive" draw:enhanced-path="M 2011 21600 C 2861 21600 3634 18747 3943 14875 L 21563 14875 21563 6725 3943 6725 C 3634 2649 2900 0 2050 0 890 0 2 4890 2 10800 -37 16709 890 21600 2011 21600 Z N">
              <draw:equation draw:name="f0" draw:formula="logwidth/2"/>
              <draw:equation draw:name="f1" draw:formula="logheight/2"/>
              <draw:equation draw:name="f2" draw:formula="logwidth"/>
              <draw:equation draw:name="f3" draw:formula="logheight"/>
            </draw:enhanced-geometry>
          </draw:custom-shape>
          <draw:custom-shape draw:name="Shape" draw:style-name="gr4" draw:text-style-name="P6" draw:layer="layout" svg:width="5.465cm" svg:height="5.465cm" svg:x="9.997cm" svg:y="7.235cm">
            <text:p text:style-name="P8"/>
            <draw:enhanced-geometry draw:mirror-horizontal="false" draw:mirror-vertical="false" drawooo:sub-view-size="21600 21600" draw:text-areas="0 0 ?f2 ?f3" svg:viewBox="0 0 0 0" draw:type="ooxml-non-primitive" draw:enhanced-path="M 10800 21600 C 4842 21600 0 16758 0 10800 0 4842 4842 0 10800 0 16758 0 21600 4842 21600 10800 21600 16758 16758 21600 10800 21600 Z M 10800 1412 C 5625 1412 1424 5614 1424 10788 1424 15963 5625 20164 10800 20164 15975 20164 20176 15963 20176 10788 20176 5614 15975 1412 10800 1412 Z N">
              <draw:equation draw:name="f0" draw:formula="logwidth/2"/>
              <draw:equation draw:name="f1" draw:formula="logheight/2"/>
              <draw:equation draw:name="f2" draw:formula="logwidth"/>
              <draw:equation draw:name="f3" draw:formula="logheight"/>
            </draw:enhanced-geometry>
          </draw:custom-shape>
          <draw:custom-shape draw:name="Circle" draw:style-name="gr15" draw:text-style-name="P12" draw:layer="layout" svg:width="4.301cm" svg:height="4.301cm" svg:x="10.598cm" svg:y="7.835cm">
            <text:p text:style-name="P8"/>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1" draw:style-name="gr1" draw:text-style-name="P2" draw:layer="layout" svg:width="2.771cm" svg:height="2.029cm" svg:x="11.314cm" svg:y="9.609cm">
            <text:p text:style-name="P8"><text:span text:style-name="T4">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aphic 60">
          <draw:custom-shape draw:name="Freeform: Shape 59" draw:style-name="gr16" draw:text-style-name="P13" draw:layer="layout" svg:width="1.648cm" svg:height="1.053cm" svg:x="11.884cm" svg:y="8.654cm">
            <text:p/>
            <draw:enhanced-geometry draw:mirror-horizontal="false" draw:mirror-vertical="false" drawooo:sub-view-size="791527 505777" draw:text-areas="0 0 ?f28 ?f29" svg:viewBox="0 0 0 0" draw:type="ooxml-non-primitive" draw:enhanced-path="M 639128 192405 L 735330 96202 791528 152400 791528 0 639128 0 695325 56198 601028 150495 439103 312420 296228 169545 0 465773 40005 505778 296228 249555 439103 392430 639128 192405 Z N">
              <draw:equation draw:name="f0" draw:formula="639128*logwidth/791527"/>
              <draw:equation draw:name="f1" draw:formula="192405*logheight/505777"/>
              <draw:equation draw:name="f2" draw:formula="735330*logwidth/791527"/>
              <draw:equation draw:name="f3" draw:formula="96202*logheight/505777"/>
              <draw:equation draw:name="f4" draw:formula="791528*logwidth/791527"/>
              <draw:equation draw:name="f5" draw:formula="152400*logheight/505777"/>
              <draw:equation draw:name="f6" draw:formula="791528*logwidth/791527"/>
              <draw:equation draw:name="f7" draw:formula="0*logheight/505777"/>
              <draw:equation draw:name="f8" draw:formula="639128*logwidth/791527"/>
              <draw:equation draw:name="f9" draw:formula="0*logheight/505777"/>
              <draw:equation draw:name="f10" draw:formula="695325*logwidth/791527"/>
              <draw:equation draw:name="f11" draw:formula="56198*logheight/505777"/>
              <draw:equation draw:name="f12" draw:formula="601028*logwidth/791527"/>
              <draw:equation draw:name="f13" draw:formula="150495*logheight/505777"/>
              <draw:equation draw:name="f14" draw:formula="439103*logwidth/791527"/>
              <draw:equation draw:name="f15" draw:formula="312420*logheight/505777"/>
              <draw:equation draw:name="f16" draw:formula="296228*logwidth/791527"/>
              <draw:equation draw:name="f17" draw:formula="169545*logheight/505777"/>
              <draw:equation draw:name="f18" draw:formula="0*logwidth/791527"/>
              <draw:equation draw:name="f19" draw:formula="465773*logheight/505777"/>
              <draw:equation draw:name="f20" draw:formula="40005*logwidth/791527"/>
              <draw:equation draw:name="f21" draw:formula="505778*logheight/505777"/>
              <draw:equation draw:name="f22" draw:formula="296228*logwidth/791527"/>
              <draw:equation draw:name="f23" draw:formula="249555*logheight/505777"/>
              <draw:equation draw:name="f24" draw:formula="439103*logwidth/791527"/>
              <draw:equation draw:name="f25" draw:formula="392430*logheight/505777"/>
              <draw:equation draw:name="f26" draw:formula="639128*logwidth/791527"/>
              <draw:equation draw:name="f27" draw:formula="192405*logheight/505777"/>
              <draw:equation draw:name="f28" draw:formula="logwidth"/>
              <draw:equation draw:name="f29" draw:formula="logheight"/>
            </draw:enhanced-geometry>
          </draw:custom-shape>
          <draw:custom-shape draw:name="Freeform: Shape 62" draw:style-name="gr16" draw:text-style-name="P13" draw:layer="layout" svg:width="0.197cm" svg:height="0.197cm" svg:x="12.005cm" svg:y="8.322cm">
            <text:p/>
            <draw:enhanced-geometry draw:mirror-horizontal="false" draw:mirror-vertical="false" drawooo:sub-view-size="95250 95250" draw:text-areas="0 0 ?f10 ?f11" svg:viewBox="0 0 0 0" draw:type="ooxml-non-primitive" draw:enhanced-path="M 95250 47625 C 95250 73928 73928 95250 47625 95250 21322 95250 0 73928 0 47625 0 21322 21322 0 47625 0 73928 0 95250 21322 95250 47625 Z N">
              <draw:equation draw:name="f0" draw:formula="95250*logwidth/95250"/>
              <draw:equation draw:name="f1" draw:formula="47625*logheight/95250"/>
              <draw:equation draw:name="f2" draw:formula="47625*logwidth/95250"/>
              <draw:equation draw:name="f3" draw:formula="95250*logheight/95250"/>
              <draw:equation draw:name="f4" draw:formula="0*logwidth/95250"/>
              <draw:equation draw:name="f5" draw:formula="47625*logheight/95250"/>
              <draw:equation draw:name="f6" draw:formula="47625*logwidth/95250"/>
              <draw:equation draw:name="f7" draw:formula="0*logheight/95250"/>
              <draw:equation draw:name="f8" draw:formula="95250*logwidth/95250"/>
              <draw:equation draw:name="f9" draw:formula="47625*logheight/95250"/>
              <draw:equation draw:name="f10" draw:formula="logwidth"/>
              <draw:equation draw:name="f11" draw:formula="logheight"/>
            </draw:enhanced-geometry>
          </draw:custom-shape>
          <draw:custom-shape draw:name="Freeform: Shape 63" draw:style-name="gr16" draw:text-style-name="P13" draw:layer="layout" svg:width="1.258cm" svg:height="0.85cm" svg:x="11.867cm" svg:y="8.54cm">
            <text:p/>
            <draw:enhanced-geometry draw:mirror-horizontal="false" draw:mirror-vertical="false" drawooo:sub-view-size="604315 408524" draw:text-areas="0 0 ?f150 ?f151" svg:viewBox="0 0 0 0" draw:type="ooxml-non-primitive" draw:enhanced-path="M 572978 187735 L 582503 178210 604315 156398 577836 37336 C 577026 33118 574727 29332 571359 26668 559951 17716 547053 10848 533259 6379 508375 -2126 481371 -2126 456487 6379 442697 10859 429801 17726 418387 26668 415092 29396 412810 33153 411910 37336 L 399909 93152 399909 93152 387431 37336 C 386557 33120 384231 29344 380859 26668 369451 17716 356553 10848 342759 6379 303653 -6242 260832 1358 228459 26668 225163 29396 222882 33153 221982 37336 L 209409 91342 C 209409 91342 209409 91342 209409 91342 L 197026 37336 C 196076 33127 193725 29366 190359 26668 178945 17726 166049 10859 152259 6379 127375 -2126 100371 -2126 75487 6379 61705 10879 48813 17745 37387 26668 34091 29396 31810 33153 30910 37336 L 621 175639 C -2093 186293 4344 197130 14999 199844 15253 199908 15509 199968 15765 200023 16811 200117 17863 200117 18909 200023 28018 200235 36002 193968 37959 185068 L 66534 57148 66534 57148 66534 124775 37959 266698 66534 266698 66534 408525 104634 370425 104634 266698 123684 266698 123684 351375 161784 313275 161784 266698 190359 266698 161784 124870 161784 58195 161784 58195 190359 182592 C 191202 192476 199489 200059 209409 200023 L 209409 200023 C 218304 199964 225975 193756 227887 185068 L 228459 180973 256272 58767 C 256272 58767 256272 58767 256272 58767 L 256272 218501 277322 197356 C 292192 182468 316316 182455 331204 197326 331213 197336 331224 197346 331233 197356 L 352284 217644 352284 58862 C 352284 58862 352284 58862 352284 58862 L 380859 185164 C 382854 194025 390828 200245 399909 200023 L 399909 200023 C 408840 200008 416562 193790 418482 185068 L 447057 58767 C 447057 58767 447057 58767 447057 58767 L 447057 313084 447057 313084 485157 274984 485157 209548 504207 209548 504207 256315 542307 218215 542307 58862 C 542307 58862 542307 58862 542307 58862 L 572311 187831 Z N">
              <draw:equation draw:name="f0" draw:formula="572978*logwidth/604315"/>
              <draw:equation draw:name="f1" draw:formula="187735*logheight/408524"/>
              <draw:equation draw:name="f2" draw:formula="582503*logwidth/604315"/>
              <draw:equation draw:name="f3" draw:formula="178210*logheight/408524"/>
              <draw:equation draw:name="f4" draw:formula="604315*logwidth/604315"/>
              <draw:equation draw:name="f5" draw:formula="156398*logheight/408524"/>
              <draw:equation draw:name="f6" draw:formula="577836*logwidth/604315"/>
              <draw:equation draw:name="f7" draw:formula="37336*logheight/408524"/>
              <draw:equation draw:name="f8" draw:formula="571359*logwidth/604315"/>
              <draw:equation draw:name="f9" draw:formula="26668*logheight/408524"/>
              <draw:equation draw:name="f10" draw:formula="533259*logwidth/604315"/>
              <draw:equation draw:name="f11" draw:formula="6379*logheight/408524"/>
              <draw:equation draw:name="f12" draw:formula="456487*logwidth/604315"/>
              <draw:equation draw:name="f13" draw:formula="6379*logheight/408524"/>
              <draw:equation draw:name="f14" draw:formula="418387*logwidth/604315"/>
              <draw:equation draw:name="f15" draw:formula="26668*logheight/408524"/>
              <draw:equation draw:name="f16" draw:formula="411910*logwidth/604315"/>
              <draw:equation draw:name="f17" draw:formula="37336*logheight/408524"/>
              <draw:equation draw:name="f18" draw:formula="399909*logwidth/604315"/>
              <draw:equation draw:name="f19" draw:formula="93152*logheight/408524"/>
              <draw:equation draw:name="f20" draw:formula="399909*logwidth/604315"/>
              <draw:equation draw:name="f21" draw:formula="93152*logheight/408524"/>
              <draw:equation draw:name="f22" draw:formula="387431*logwidth/604315"/>
              <draw:equation draw:name="f23" draw:formula="37336*logheight/408524"/>
              <draw:equation draw:name="f24" draw:formula="380859*logwidth/604315"/>
              <draw:equation draw:name="f25" draw:formula="26668*logheight/408524"/>
              <draw:equation draw:name="f26" draw:formula="342759*logwidth/604315"/>
              <draw:equation draw:name="f27" draw:formula="6379*logheight/408524"/>
              <draw:equation draw:name="f28" draw:formula="228459*logwidth/604315"/>
              <draw:equation draw:name="f29" draw:formula="26668*logheight/408524"/>
              <draw:equation draw:name="f30" draw:formula="221982*logwidth/604315"/>
              <draw:equation draw:name="f31" draw:formula="37336*logheight/408524"/>
              <draw:equation draw:name="f32" draw:formula="209409*logwidth/604315"/>
              <draw:equation draw:name="f33" draw:formula="91342*logheight/408524"/>
              <draw:equation draw:name="f34" draw:formula="209409*logwidth/604315"/>
              <draw:equation draw:name="f35" draw:formula="91342*logheight/408524"/>
              <draw:equation draw:name="f36" draw:formula="197026*logwidth/604315"/>
              <draw:equation draw:name="f37" draw:formula="37336*logheight/408524"/>
              <draw:equation draw:name="f38" draw:formula="190359*logwidth/604315"/>
              <draw:equation draw:name="f39" draw:formula="26668*logheight/408524"/>
              <draw:equation draw:name="f40" draw:formula="152259*logwidth/604315"/>
              <draw:equation draw:name="f41" draw:formula="6379*logheight/408524"/>
              <draw:equation draw:name="f42" draw:formula="75487*logwidth/604315"/>
              <draw:equation draw:name="f43" draw:formula="6379*logheight/408524"/>
              <draw:equation draw:name="f44" draw:formula="37387*logwidth/604315"/>
              <draw:equation draw:name="f45" draw:formula="26668*logheight/408524"/>
              <draw:equation draw:name="f46" draw:formula="30910*logwidth/604315"/>
              <draw:equation draw:name="f47" draw:formula="37336*logheight/408524"/>
              <draw:equation draw:name="f48" draw:formula="621*logwidth/604315"/>
              <draw:equation draw:name="f49" draw:formula="175639*logheight/408524"/>
              <draw:equation draw:name="f50" draw:formula="14999*logwidth/604315"/>
              <draw:equation draw:name="f51" draw:formula="199844*logheight/408524"/>
              <draw:equation draw:name="f52" draw:formula="15765*logwidth/604315"/>
              <draw:equation draw:name="f53" draw:formula="200023*logheight/408524"/>
              <draw:equation draw:name="f54" draw:formula="18909*logwidth/604315"/>
              <draw:equation draw:name="f55" draw:formula="200023*logheight/408524"/>
              <draw:equation draw:name="f56" draw:formula="37959*logwidth/604315"/>
              <draw:equation draw:name="f57" draw:formula="185068*logheight/408524"/>
              <draw:equation draw:name="f58" draw:formula="66534*logwidth/604315"/>
              <draw:equation draw:name="f59" draw:formula="57148*logheight/408524"/>
              <draw:equation draw:name="f60" draw:formula="66534*logwidth/604315"/>
              <draw:equation draw:name="f61" draw:formula="57148*logheight/408524"/>
              <draw:equation draw:name="f62" draw:formula="66534*logwidth/604315"/>
              <draw:equation draw:name="f63" draw:formula="124775*logheight/408524"/>
              <draw:equation draw:name="f64" draw:formula="37959*logwidth/604315"/>
              <draw:equation draw:name="f65" draw:formula="266698*logheight/408524"/>
              <draw:equation draw:name="f66" draw:formula="66534*logwidth/604315"/>
              <draw:equation draw:name="f67" draw:formula="266698*logheight/408524"/>
              <draw:equation draw:name="f68" draw:formula="66534*logwidth/604315"/>
              <draw:equation draw:name="f69" draw:formula="408525*logheight/408524"/>
              <draw:equation draw:name="f70" draw:formula="104634*logwidth/604315"/>
              <draw:equation draw:name="f71" draw:formula="370425*logheight/408524"/>
              <draw:equation draw:name="f72" draw:formula="104634*logwidth/604315"/>
              <draw:equation draw:name="f73" draw:formula="266698*logheight/408524"/>
              <draw:equation draw:name="f74" draw:formula="123684*logwidth/604315"/>
              <draw:equation draw:name="f75" draw:formula="266698*logheight/408524"/>
              <draw:equation draw:name="f76" draw:formula="123684*logwidth/604315"/>
              <draw:equation draw:name="f77" draw:formula="351375*logheight/408524"/>
              <draw:equation draw:name="f78" draw:formula="161784*logwidth/604315"/>
              <draw:equation draw:name="f79" draw:formula="313275*logheight/408524"/>
              <draw:equation draw:name="f80" draw:formula="161784*logwidth/604315"/>
              <draw:equation draw:name="f81" draw:formula="266698*logheight/408524"/>
              <draw:equation draw:name="f82" draw:formula="190359*logwidth/604315"/>
              <draw:equation draw:name="f83" draw:formula="266698*logheight/408524"/>
              <draw:equation draw:name="f84" draw:formula="161784*logwidth/604315"/>
              <draw:equation draw:name="f85" draw:formula="124870*logheight/408524"/>
              <draw:equation draw:name="f86" draw:formula="161784*logwidth/604315"/>
              <draw:equation draw:name="f87" draw:formula="58195*logheight/408524"/>
              <draw:equation draw:name="f88" draw:formula="161784*logwidth/604315"/>
              <draw:equation draw:name="f89" draw:formula="58195*logheight/408524"/>
              <draw:equation draw:name="f90" draw:formula="190359*logwidth/604315"/>
              <draw:equation draw:name="f91" draw:formula="182592*logheight/408524"/>
              <draw:equation draw:name="f92" draw:formula="209409*logwidth/604315"/>
              <draw:equation draw:name="f93" draw:formula="200023*logheight/408524"/>
              <draw:equation draw:name="f94" draw:formula="209409*logwidth/604315"/>
              <draw:equation draw:name="f95" draw:formula="200023*logheight/408524"/>
              <draw:equation draw:name="f96" draw:formula="227887*logwidth/604315"/>
              <draw:equation draw:name="f97" draw:formula="185068*logheight/408524"/>
              <draw:equation draw:name="f98" draw:formula="228459*logwidth/604315"/>
              <draw:equation draw:name="f99" draw:formula="180973*logheight/408524"/>
              <draw:equation draw:name="f100" draw:formula="256272*logwidth/604315"/>
              <draw:equation draw:name="f101" draw:formula="58767*logheight/408524"/>
              <draw:equation draw:name="f102" draw:formula="256272*logwidth/604315"/>
              <draw:equation draw:name="f103" draw:formula="58767*logheight/408524"/>
              <draw:equation draw:name="f104" draw:formula="256272*logwidth/604315"/>
              <draw:equation draw:name="f105" draw:formula="218501*logheight/408524"/>
              <draw:equation draw:name="f106" draw:formula="277322*logwidth/604315"/>
              <draw:equation draw:name="f107" draw:formula="197356*logheight/408524"/>
              <draw:equation draw:name="f108" draw:formula="331204*logwidth/604315"/>
              <draw:equation draw:name="f109" draw:formula="197326*logheight/408524"/>
              <draw:equation draw:name="f110" draw:formula="331233*logwidth/604315"/>
              <draw:equation draw:name="f111" draw:formula="197356*logheight/408524"/>
              <draw:equation draw:name="f112" draw:formula="352284*logwidth/604315"/>
              <draw:equation draw:name="f113" draw:formula="217644*logheight/408524"/>
              <draw:equation draw:name="f114" draw:formula="352284*logwidth/604315"/>
              <draw:equation draw:name="f115" draw:formula="58862*logheight/408524"/>
              <draw:equation draw:name="f116" draw:formula="352284*logwidth/604315"/>
              <draw:equation draw:name="f117" draw:formula="58862*logheight/408524"/>
              <draw:equation draw:name="f118" draw:formula="380859*logwidth/604315"/>
              <draw:equation draw:name="f119" draw:formula="185164*logheight/408524"/>
              <draw:equation draw:name="f120" draw:formula="399909*logwidth/604315"/>
              <draw:equation draw:name="f121" draw:formula="200023*logheight/408524"/>
              <draw:equation draw:name="f122" draw:formula="399909*logwidth/604315"/>
              <draw:equation draw:name="f123" draw:formula="200023*logheight/408524"/>
              <draw:equation draw:name="f124" draw:formula="418482*logwidth/604315"/>
              <draw:equation draw:name="f125" draw:formula="185068*logheight/408524"/>
              <draw:equation draw:name="f126" draw:formula="447057*logwidth/604315"/>
              <draw:equation draw:name="f127" draw:formula="58767*logheight/408524"/>
              <draw:equation draw:name="f128" draw:formula="447057*logwidth/604315"/>
              <draw:equation draw:name="f129" draw:formula="58767*logheight/408524"/>
              <draw:equation draw:name="f130" draw:formula="447057*logwidth/604315"/>
              <draw:equation draw:name="f131" draw:formula="313084*logheight/408524"/>
              <draw:equation draw:name="f132" draw:formula="447057*logwidth/604315"/>
              <draw:equation draw:name="f133" draw:formula="313084*logheight/408524"/>
              <draw:equation draw:name="f134" draw:formula="485157*logwidth/604315"/>
              <draw:equation draw:name="f135" draw:formula="274984*logheight/408524"/>
              <draw:equation draw:name="f136" draw:formula="485157*logwidth/604315"/>
              <draw:equation draw:name="f137" draw:formula="209548*logheight/408524"/>
              <draw:equation draw:name="f138" draw:formula="504207*logwidth/604315"/>
              <draw:equation draw:name="f139" draw:formula="209548*logheight/408524"/>
              <draw:equation draw:name="f140" draw:formula="504207*logwidth/604315"/>
              <draw:equation draw:name="f141" draw:formula="256315*logheight/408524"/>
              <draw:equation draw:name="f142" draw:formula="542307*logwidth/604315"/>
              <draw:equation draw:name="f143" draw:formula="218215*logheight/408524"/>
              <draw:equation draw:name="f144" draw:formula="542307*logwidth/604315"/>
              <draw:equation draw:name="f145" draw:formula="58862*logheight/408524"/>
              <draw:equation draw:name="f146" draw:formula="542307*logwidth/604315"/>
              <draw:equation draw:name="f147" draw:formula="58862*logheight/408524"/>
              <draw:equation draw:name="f148" draw:formula="572311*logwidth/604315"/>
              <draw:equation draw:name="f149" draw:formula="187831*logheight/408524"/>
              <draw:equation draw:name="f150" draw:formula="logwidth"/>
              <draw:equation draw:name="f151" draw:formula="logheight"/>
            </draw:enhanced-geometry>
          </draw:custom-shape>
          <draw:custom-shape draw:name="Freeform: Shape 64" draw:style-name="gr16" draw:text-style-name="P13" draw:layer="layout" svg:width="0.197cm" svg:height="0.197cm" svg:x="12.799cm" svg:y="8.322cm">
            <text:p/>
            <draw:enhanced-geometry draw:mirror-horizontal="false" draw:mirror-vertical="false" drawooo:sub-view-size="95250 95250" draw:text-areas="0 0 ?f10 ?f11" svg:viewBox="0 0 0 0" draw:type="ooxml-non-primitive" draw:enhanced-path="M 95250 47625 C 95250 73928 73928 95250 47625 95250 21322 95250 0 73928 0 47625 0 21322 21322 0 47625 0 73928 0 95250 21322 95250 47625 Z N">
              <draw:equation draw:name="f0" draw:formula="95250*logwidth/95250"/>
              <draw:equation draw:name="f1" draw:formula="47625*logheight/95250"/>
              <draw:equation draw:name="f2" draw:formula="47625*logwidth/95250"/>
              <draw:equation draw:name="f3" draw:formula="95250*logheight/95250"/>
              <draw:equation draw:name="f4" draw:formula="0*logwidth/95250"/>
              <draw:equation draw:name="f5" draw:formula="47625*logheight/95250"/>
              <draw:equation draw:name="f6" draw:formula="47625*logwidth/95250"/>
              <draw:equation draw:name="f7" draw:formula="0*logheight/95250"/>
              <draw:equation draw:name="f8" draw:formula="95250*logwidth/95250"/>
              <draw:equation draw:name="f9" draw:formula="47625*logheight/95250"/>
              <draw:equation draw:name="f10" draw:formula="logwidth"/>
              <draw:equation draw:name="f11" draw:formula="logheight"/>
            </draw:enhanced-geometry>
          </draw:custom-shape>
          <draw:custom-shape draw:name="Freeform: Shape 65" draw:style-name="gr16" draw:text-style-name="P13" draw:layer="layout" svg:width="0.197cm" svg:height="0.197cm" svg:x="12.402cm" svg:y="8.322cm">
            <text:p/>
            <draw:enhanced-geometry draw:mirror-horizontal="false" draw:mirror-vertical="false" drawooo:sub-view-size="95250 95250" draw:text-areas="0 0 ?f10 ?f11" svg:viewBox="0 0 0 0" draw:type="ooxml-non-primitive" draw:enhanced-path="M 95250 47625 C 95250 73928 73928 95250 47625 95250 21322 95250 0 73928 0 47625 0 21322 21322 0 47625 0 73928 0 95250 21322 95250 47625 Z N">
              <draw:equation draw:name="f0" draw:formula="95250*logwidth/95250"/>
              <draw:equation draw:name="f1" draw:formula="47625*logheight/95250"/>
              <draw:equation draw:name="f2" draw:formula="47625*logwidth/95250"/>
              <draw:equation draw:name="f3" draw:formula="95250*logheight/95250"/>
              <draw:equation draw:name="f4" draw:formula="0*logwidth/95250"/>
              <draw:equation draw:name="f5" draw:formula="47625*logheight/95250"/>
              <draw:equation draw:name="f6" draw:formula="47625*logwidth/95250"/>
              <draw:equation draw:name="f7" draw:formula="0*logheight/95250"/>
              <draw:equation draw:name="f8" draw:formula="95250*logwidth/95250"/>
              <draw:equation draw:name="f9" draw:formula="47625*logheight/95250"/>
              <draw:equation draw:name="f10" draw:formula="logwidth"/>
              <draw:equation draw:name="f11" draw:formula="logheight"/>
            </draw:enhanced-geometry>
          </draw:custom-shape>
        </draw:g>
        <presentation:notes draw:style-name="dp2">
          <draw:page-thumbnail draw:name="Slide Image Placeholder 1" draw:style-name="gr17" draw:layer="layout" svg:width="11.429cm" svg:height="8.572cm" svg:x="3.81cm" svg:y="3.175cm" draw:page-number="2" presentation:class="page"/>
          <draw:frame draw:name="Notes Placeholder 2" presentation:style-name="pr4" draw:text-style-name="P15" draw:layer="layout" svg:width="15.239cm" svg:height="10cm" svg:x="1.905cm" svg:y="12.224cm" presentation:class="notes" presentation:user-transformed="true">
            <draw:text-box>
              <text:p text:style-name="P14"><text:span text:style-name="T5">© Copyright </text:span><text:span text:style-name="T6">PresentationGO.com</text:span><text:span text:style-name="T5"> – The free PowerPoint and Google Slides template library</text:span></text:p>
            </draw:text-box>
          </draw:frame>
          <draw:frame draw:name="Slide Number Placeholder 3" presentation:style-name="pr5" draw:text-style-name="P17" draw:layer="layout" svg:width="8.254cm" svg:height="1.273cm" svg:x="10.791cm" svg:y="24.126cm" presentation:class="page-number" presentation:user-transformed="true">
            <draw:text-box>
              <text:p text:style-name="P16"><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n-cs" svg:font-family="+mn-cs"/>
    <style:font-face style:name="+mn-ea" svg:font-family="+mn-ea"/>
    <style:font-face style:name="+mn-lt" svg:font-family="+mn-lt"/>
    <style:font-face style:name="Calibri2" svg:font-family="Calibri"/>
    <style:font-face style:name="Calibri Light" svg:font-family="'Calibri Light'"/>
    <style:font-face style:name="Calibri1" svg:font-family="Calibri" style:font-family-generic="swiss"/>
    <style:font-face style:name="Helvetica" svg:font-family="Helvetica" style:font-family-generic="swiss"/>
    <style:font-face style:name="+mn-cs1" svg:font-family="+mn-cs" style:font-pitch="variable"/>
    <style:font-face style:name="+mn-ea1" svg:font-family="+mn-ea" style:font-pitch="variable"/>
    <style:font-face style:name="+mn-lt1" svg:font-family="+mn-lt" style:font-pitch="variable"/>
    <style:font-face style:name="Calibri" svg:font-family="Calibri" style:font-pitch="variable"/>
    <style:font-face style:name="DejaVu Sans" svg:font-family="'DejaVu Sans'" style:font-pitch="variable"/>
    <style:font-face style:name="Helvetica2" svg:font-family="Helvetica" style:font-pitch="variable"/>
    <style:font-face style:name="Liberation Sans2" svg:font-family="'Liberation Sans'" style:font-pitch="variable"/>
    <style:font-face style:name="Liberation Serif" svg:font-family="'Liberation Serif'" style:font-pitch="variable"/>
    <style:font-face style:name="Noto Sans CJK SC" svg:font-family="'Noto Sans CJK SC'" style:font-family-generic="modern" style:font-pitch="variable"/>
    <style:font-face style:name="Open Sans1" svg:font-family="'Open Sans'" style:font-family-generic="moder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1" svg:font-family="'Noto Sans CJK SC'" style:font-family-generic="system" style:font-pitch="variable"/>
    <style:font-face style:name="Open Sans2" svg:font-family="'Open Sans'" style:font-family-generic="modern" style:font-pitch="fixed"/>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linear" draw:start-color="#efedee" draw:end-color="#f1eff0" draw:start-intensity="100%" draw:end-intensity="100%" draw:angle="0" draw:border="0%"/>
    <draw:gradient draw:name="msFillGradient_20_2" draw:display-name="msFillGradient 2" draw:style="radial" draw:cx="50%" draw:cy="30%" draw:start-color="#1c2026" draw:end-color="#323a45" draw:start-intensity="100%" draw:end-intensity="100%" draw:border="0%"/>
    <draw:gradient draw:name="msFillGradient_20_3" draw:display-name="msFillGradient 3" draw:style="radial" draw:cx="50%" draw:cy="30%" draw:start-color="#1c2026" draw:end-color="#323a45"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gradient" draw:fill-gradient-name="msFillGradient_20_1"/>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Light" fo:font-family="'Calibri Light'" fo:font-size="24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Light" fo:font-family="'Calibr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Light" fo:font-family="'Calibri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Light" fo:font-family="'Calibri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gradient" draw:fill-gradient-name="msFillGradient_20_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Light" fo:font-family="'Calibri Light'" fo:font-size="24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Light" fo:font-family="'Calibr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Light" fo:font-family="'Calibri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4" style:family="presentation" style:parent-style-name="Defaul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Light" fo:font-family="'Calibri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signed_20_by_20_PresentationGo-background" style:display-name="Designed by PresentationGo-background" style:family="presentation">
      <style:graphic-properties draw:stroke="none" draw:fill="gradient" draw:fill-gradient-name="msFillGradient_20_3"/>
      <style:text-properties style:letter-kerning="true"/>
    </style:style>
    <style:style style:name="Designed_20_by_20_PresentationGo-backgroundobjects" style:display-name="Designed by PresentationGo-backgroundobjects" style:family="presentation">
      <style:graphic-properties draw:textarea-horizontal-align="justify" draw:shadow="hidden" draw:shadow-offset-x="0.2cm" draw:shadow-offset-y="0.2cm" draw:shadow-color="#808080"/>
      <style:text-properties style:letter-kerning="true"/>
    </style:style>
    <style:style style:name="Designed_20_by_20_PresentationGo-notes" style:display-name="Designed by Presentation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igned_20_by_20_PresentationGo-outline1" style:display-name="Designed by PresentationGo-outline1" style:family="presentation">
      <style:graphic-properties draw:stroke="none" draw:fill="none" draw:auto-grow-height="false" draw:fit-to-size="shrink-to-fit" style:shrink-to-fit="true">
        <text:list-style style:name="Designed_20_by_20_PresentationGo-outline1" style:display-name="Designed by Presentation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esigned_20_by_20_PresentationGo-outline2" style:display-name="Designed by PresentationGo-outline2" style:family="presentation" style:parent-style-name="Designed_20_by_20_PresentationG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signed_20_by_20_PresentationGo-outline3" style:display-name="Designed by PresentationGo-outline3" style:family="presentation" style:parent-style-name="Designed_20_by_20_PresentationG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signed_20_by_20_PresentationGo-outline4" style:display-name="Designed by PresentationGo-outline4" style:family="presentation" style:parent-style-name="Designed_20_by_20_PresentationG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signed_20_by_20_PresentationGo-outline5" style:display-name="Designed by PresentationGo-outline5" style:family="presentation" style:parent-style-name="Designed_20_by_20_PresentationGo-outline4">
      <style:paragraph-properties fo:margin-top="0.1cm" fo:margin-bottom="0cm"/>
      <style:text-properties fo:font-size="20pt" style:font-size-asian="20pt" style:font-size-complex="20pt"/>
    </style:style>
    <style:style style:name="Designed_20_by_20_PresentationGo-outline6" style:display-name="Designed by PresentationGo-outline6" style:family="presentation" style:parent-style-name="Designed_20_by_20_PresentationGo-outline5">
      <style:paragraph-properties fo:margin-top="0.1cm" fo:margin-bottom="0cm"/>
      <style:text-properties fo:font-size="20pt" style:font-size-asian="20pt" style:font-size-complex="20pt"/>
    </style:style>
    <style:style style:name="Designed_20_by_20_PresentationGo-outline7" style:display-name="Designed by PresentationGo-outline7" style:family="presentation" style:parent-style-name="Designed_20_by_20_PresentationGo-outline6">
      <style:paragraph-properties fo:margin-top="0.1cm" fo:margin-bottom="0cm"/>
      <style:text-properties fo:font-size="20pt" style:font-size-asian="20pt" style:font-size-complex="20pt"/>
    </style:style>
    <style:style style:name="Designed_20_by_20_PresentationGo-outline8" style:display-name="Designed by PresentationGo-outline8" style:family="presentation" style:parent-style-name="Designed_20_by_20_PresentationGo-outline7">
      <style:paragraph-properties fo:margin-top="0.1cm" fo:margin-bottom="0cm"/>
      <style:text-properties fo:font-size="20pt" style:font-size-asian="20pt" style:font-size-complex="20pt"/>
    </style:style>
    <style:style style:name="Designed_20_by_20_PresentationGo-outline9" style:display-name="Designed by PresentationGo-outline9" style:family="presentation" style:parent-style-name="Designed_20_by_20_PresentationGo-outline8">
      <style:paragraph-properties fo:margin-top="0.1cm" fo:margin-bottom="0cm"/>
      <style:text-properties fo:font-size="20pt" style:font-size-asian="20pt" style:font-size-complex="20pt"/>
    </style:style>
    <style:style style:name="Designed_20_by_20_PresentationGo-subtitle" style:display-name="Designed by PresentationGo-subtitle" style:family="presentation">
      <style:graphic-properties draw:stroke="none" draw:fill="none" draw:textarea-vertical-align="middle">
        <text:list-style style:name="Designed_20_by_20_PresentationGo-subtitle" style:display-name="Designed by Presentation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ed_20_by_20_PresentationGo-title" style:display-name="Designed by PresentationGo-title" style:family="presentation">
      <style:graphic-properties draw:stroke="none" draw:fill="none" draw:textarea-vertical-align="middle">
        <text:list-style style:name="Designed_20_by_20_PresentationGo-title" style:display-name="Designed by Presentation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254cm" fo:padding-left="0.25cm" fo:padding-right="0.25cm" fo:wrap-option="wrap"/>
      <style:paragraph-properties style:writing-mode="lr-tb"/>
    </style:style>
    <style:style style:name="Mgr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024cm" draw:shadow-offset-y="0.024cm" draw:shadow-color="#808080" draw:shadow-opacity="40%"/>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svg:stroke-linecap="butt" draw:fill="solid" draw:fill-color="#ffcc4c" draw:textarea-vertical-align="top" draw:auto-grow-height="false" draw:fit-to-size="false" style:shrink-to-fit="false" fo:min-height="0cm" fo:min-width="0cm" fo:padding-top="0.125cm" fo:padding-bottom="0.125cm" fo:padding-left="0.25cm" fo:padding-right="0cm" fo:wrap-option="wrap" draw:shadow="visible" draw:shadow-offset-x="0.124cm" draw:shadow-offset-y="0.124cm" draw:shadow-color="#000000" draw:shadow-opacity="40%"/>
      <style:paragraph-properties style:writing-mode="lr-tb"/>
    </style:style>
    <style:style style:name="Mgr8" style:family="graphic" style:parent-style-name="standard">
      <style:graphic-properties draw:stroke="none" svg:stroke-width="0.035cm" draw:stroke-linejoin="miter" svg:stroke-linecap="butt" draw:fill="solid" draw:fill-color="#ffffff" draw:opacity="20%" draw:textarea-vertical-align="middle" draw:auto-grow-height="false" draw:fit-to-size="false" style:shrink-to-fit="false" fo:min-height="0cm" fo:min-width="0cm" fo:padding-top="0.125cm" fo:padding-bottom="0.125cm" fo:padding-left="0.25cm" fo:padding-right="0.25cm" fo:wrap-option="wrap" draw:shadow="visible" draw:shadow-offset-x="0.024cm" draw:shadow-offset-y="0.024cm" draw:shadow-color="#808080" draw:shadow-opacity="40%"/>
    </style:style>
    <style:style style:name="Mgr9" style:family="graphic" style:parent-style-name="standard">
      <style:graphic-properties draw:stroke="none" svg:stroke-width="0.035cm"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graphic-properties draw:stroke="none" svg:stroke-width="0.035cm"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Mgr13" style:family="graphic" style:parent-style-name="standard">
      <style:graphic-properties draw:stroke="none" svg:stroke-width="0.035cm" draw:stroke-linejoin="miter" svg:stroke-linecap="butt" draw:fill="solid" draw:fill-color="#d9002f"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Only-title">
      <style:graphic-properties draw:stroke="none" svg:stroke-width="0cm" draw:fill="none" draw:textarea-vertical-align="top" draw:auto-grow-height="false" draw:fit-to-size="shrink-to-fit" style:shrink-to-fit="true" fo:min-height="3.181cm" fo:padding-top="0.125cm" fo:padding-bottom="0.125cm" fo:padding-left="0.25cm" fo:padding-right="0.25cm" fo:wrap-option="wrap"/>
      <style:paragraph-properties style:writing-mode="lr-tb"/>
    </style:style>
    <style:style style:name="Mpr2" style:family="presentation" style:parent-style-name="Title_20_Only-backgroundobjects">
      <style:graphic-properties draw:stroke="none" draw:fill="none" draw:fill-color="#ffffff" draw:auto-grow-height="false" fo:min-height="1.485cm"/>
      <style:paragraph-properties style:writing-mode="lr-tb"/>
    </style:style>
    <style:style style:name="Mpr3"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title">
      <style:graphic-properties draw:stroke="none" svg:stroke-width="0cm" draw:fill="none" draw:textarea-vertical-align="top" draw:auto-grow-height="false" draw:fit-to-size="shrink-to-fit" style:shrink-to-fit="true" fo:min-height="3.181cm" fo:padding-top="0.125cm" fo:padding-bottom="0.125cm" fo:padding-left="0.25cm" fo:padding-right="0.25cm" fo:wrap-option="wrap"/>
      <style:paragraph-properties style:writing-mode="lr-tb"/>
    </style:style>
    <style:style style:name="Mpr5" style:family="presentation" style:parent-style-name="Default-backgroundobjects">
      <style:graphic-properties draw:stroke="none" draw:fill="none" draw:fill-color="#ffffff" draw:auto-grow-height="false" fo:min-height="1.2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signed_20_by_20_PresentationGo-backgroundobjects">
      <style:graphic-properties draw:stroke="none" draw:fill="none" draw:fill-color="#ffffff" draw:auto-grow-height="false" fo:min-height="1.27cm"/>
      <style:paragraph-properties style:writing-mode="lr-tb"/>
    </style:style>
    <style:style style:name="Mpr8" style:family="presentation" style:parent-style-name="Designed_20_by_20_PresentationGo-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font-independent-line-spacing="true"/>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7" style:family="paragraph">
      <loext:graphic-properties draw:fill="none"/>
      <style:paragraph-properties fo:text-align="center" style:font-independent-line-spacing="true"/>
      <style:text-properties fo:font-size="18pt"/>
    </style:style>
    <style:style style:name="MP8" style:family="paragraph">
      <loext:graphic-properties draw:fill="none"/>
      <style:paragraph-properties fo:text-align="center"/>
      <style:text-properties fo:font-size="18pt"/>
    </style:style>
    <style:style style:name="MP9" style:family="paragraph">
      <style:paragraph-properties fo:margin-top="0cm" fo:margin-bottom="0cm" fo:line-height="90%" fo:text-align="start" style:punctuation-wrap="hanging" style:writing-mode="lr-tb"/>
      <style:text-properties fo:font-size="36pt" fo:hyphenate="false"/>
    </style:style>
    <style:style style:name="MP10" style:family="paragraph">
      <loext:graphic-properties draw:fill="none"/>
      <style:paragraph-properties fo:text-align="center" style:font-independent-line-spacing="true"/>
      <style:text-properties fo:font-size="36pt"/>
    </style:style>
    <style:style style:name="MP11" style:family="paragraph">
      <loext:graphic-properties draw:fill="solid" draw:fill-color="#ffcc4c"/>
      <style:paragraph-properties fo:text-align="center" style:font-independent-line-spacing="true"/>
      <style:text-properties fo:font-size="18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3" style:family="paragraph">
      <loext:graphic-properties draw:fill="solid" draw:fill-color="#ffffff" draw:opacity="20%"/>
      <style:paragraph-properties fo:text-align="center" style:font-independent-line-spacing="true"/>
      <style:text-properties fo:font-size="18pt"/>
    </style:style>
    <style:style style:name="M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5" style:family="paragraph">
      <loext:graphic-properties draw:fill="solid" draw:fill-color="#d9002f"/>
      <style:paragraph-properties fo:text-align="center" style:font-independent-line-spacing="true"/>
      <style:text-properties fo:font-size="18pt"/>
    </style:style>
    <style:style style:name="MT1" style:family="text">
      <style:text-properties fo:font-variant="normal" fo:text-transform="none" fo:color="#000000" style:text-line-through-style="none" style:text-line-through-type="none" style:text-position="0% 100%" style:font-name="Open Sans" fo:font-size="10pt" fo:letter-spacing="normal" fo:language="en" fo:country="US" fo:font-style="normal" style:text-underline-style="none" fo:font-weight="normal" style:font-name-asian="Open Sans2" style:font-size-asian="10pt" style:font-style-asian="normal" style:font-weight-asian="normal" style:font-name-complex="Open Sans" style:font-size-complex="10pt" style:font-style-complex="normal" style:font-weight-complex="normal"/>
    </style:style>
    <style:style style:name="MT2" style:family="text">
      <style:text-properties fo:font-variant="normal" fo:text-transform="none" fo:color="#555555" style:text-line-through-style="none" style:text-line-through-type="none" style:text-position="0% 100%" style:font-name="Open Sans"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6c2b43" style:text-line-through-style="none" style:text-line-through-type="none" style:text-position="0% 100%" style:font-name="Open Sans"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elvetica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MT5" style:family="text">
      <style:text-properties fo:font-variant="normal" fo:text-transform="none" fo:color="#864a05" style:text-line-through-style="none" style:text-line-through-type="none" style:text-position="0% 100%" style:font-name="Calibri2"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864a05" style:text-line-through-style="none" style:text-line-through-type="none" style:text-position="0% 100%" style:font-name="Calibri2"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7" style:family="text">
      <style:text-properties fo:font-variant="normal" fo:text-transform="none" fo:color="#864a05" style:text-line-through-style="none" style:text-line-through-type="none" style:text-position="0% 100%" style:font-name="Calibri2"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MT8" style:family="text">
      <style:text-properties fo:font-variant="normal" fo:text-transform="none" fo:color="#bfbfbf" style:text-line-through-style="none" style:text-line-through-type="none" style:text-position="0% 100%" style:font-name="Calibri2" fo:font-size="32pt" fo:letter-spacing="0.053cm"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9" style:family="text">
      <style:text-properties fo:font-variant="normal" fo:text-transform="none" fo:color="#262626" style:text-line-through-style="none" style:text-line-through-type="none" style:text-position="0% 100%" style:font-name="Calibri2" fo:font-size="32pt" fo:letter-spacing="0.053cm"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Helvetica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MT11" style:family="text">
      <style:text-properties fo:font-variant="normal" fo:text-transform="none" fo:color="#80808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a5cd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3" style:family="text">
      <style:text-properties fo:font-variant="normal" fo:text-transform="none" fo:color="#a5cd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55555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864a0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bfbf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a5cd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Only" style:display-name="Title Only" style:page-layout-name="PM1" draw:style-name="Mdp1">
      <draw:custom-shape draw:name="Rectangle 8" draw:style-name="Mgr3" draw:text-style-name="MP5" draw:layer="backgroundobjects" svg:width="25.399cm" svg:height="1.533cm" svg:x="0cm" svg:y="17.516cm">
        <text:p text:style-name="M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4" draw:text-style-name="MP5" draw:layer="backgroundobjects" svg:width="1.025cm" svg:height="1.585cm" draw:transform="rotate (-1.5707963267949) translate (1.559cm 0.603cm)">
        <text:p text:style-name="MP14"><text:span text:style-name="MT14"/></text:p>
        <draw:enhanced-geometry draw:mirror-horizontal="false" draw:mirror-vertical="false" drawooo:sub-view-size="1034764 1598797" draw:text-areas="0 0 ?f44 ?f45" svg:viewBox="0 0 0 0" draw:type="ooxml-non-primitive" draw:enhanced-path="M 210916 535701 C 207764 443901 249915 348683 331908 284049 463097 180634 646600 194675 741774 315409 631231 275026 502220 297941 403935 375418 305650 452895 253243 572989 266699 689905 L 266698 689907 C 231008 644631 212807 590781 210916 535701 Z M 134938 517381 C 134938 728600 306164 899826 517383 899826 728602 899826 899828 728600 899828 517381 899828 306162 728602 134936 517383 134936 306164 134936 134938 306162 134938 517381 Z M 0 517382 C 0 231640 231640 0 517382 0 803124 0 1034764 231640 1034764 517382 1034764 767406 857415 976008 621653 1024253 L 620527 1024366 662992 1598797 371775 1598797 414241 1024367 413112 1024253 C 177349 976008 0 767406 0 517382 Z N">
          <draw:equation draw:name="f0" draw:formula="210916*logwidth/1034764"/>
          <draw:equation draw:name="f1" draw:formula="535701*logheight/1598797"/>
          <draw:equation draw:name="f2" draw:formula="331908*logwidth/1034764"/>
          <draw:equation draw:name="f3" draw:formula="284049*logheight/1598797"/>
          <draw:equation draw:name="f4" draw:formula="741774*logwidth/1034764"/>
          <draw:equation draw:name="f5" draw:formula="315409*logheight/1598797"/>
          <draw:equation draw:name="f6" draw:formula="403935*logwidth/1034764"/>
          <draw:equation draw:name="f7" draw:formula="375418*logheight/1598797"/>
          <draw:equation draw:name="f8" draw:formula="266699*logwidth/1034764"/>
          <draw:equation draw:name="f9" draw:formula="689905*logheight/1598797"/>
          <draw:equation draw:name="f10" draw:formula="266698*logwidth/1034764"/>
          <draw:equation draw:name="f11" draw:formula="689907*logheight/1598797"/>
          <draw:equation draw:name="f12" draw:formula="210916*logwidth/1034764"/>
          <draw:equation draw:name="f13" draw:formula="535701*logheight/1598797"/>
          <draw:equation draw:name="f14" draw:formula="134938*logwidth/1034764"/>
          <draw:equation draw:name="f15" draw:formula="517381*logheight/1598797"/>
          <draw:equation draw:name="f16" draw:formula="517383*logwidth/1034764"/>
          <draw:equation draw:name="f17" draw:formula="899826*logheight/1598797"/>
          <draw:equation draw:name="f18" draw:formula="899828*logwidth/1034764"/>
          <draw:equation draw:name="f19" draw:formula="517381*logheight/1598797"/>
          <draw:equation draw:name="f20" draw:formula="517383*logwidth/1034764"/>
          <draw:equation draw:name="f21" draw:formula="134936*logheight/1598797"/>
          <draw:equation draw:name="f22" draw:formula="134938*logwidth/1034764"/>
          <draw:equation draw:name="f23" draw:formula="517381*logheight/1598797"/>
          <draw:equation draw:name="f24" draw:formula="0*logwidth/1034764"/>
          <draw:equation draw:name="f25" draw:formula="517382*logheight/1598797"/>
          <draw:equation draw:name="f26" draw:formula="517382*logwidth/1034764"/>
          <draw:equation draw:name="f27" draw:formula="0*logheight/1598797"/>
          <draw:equation draw:name="f28" draw:formula="1034764*logwidth/1034764"/>
          <draw:equation draw:name="f29" draw:formula="517382*logheight/1598797"/>
          <draw:equation draw:name="f30" draw:formula="621653*logwidth/1034764"/>
          <draw:equation draw:name="f31" draw:formula="1024253*logheight/1598797"/>
          <draw:equation draw:name="f32" draw:formula="620527*logwidth/1034764"/>
          <draw:equation draw:name="f33" draw:formula="1024366*logheight/1598797"/>
          <draw:equation draw:name="f34" draw:formula="662992*logwidth/1034764"/>
          <draw:equation draw:name="f35" draw:formula="1598797*logheight/1598797"/>
          <draw:equation draw:name="f36" draw:formula="371775*logwidth/1034764"/>
          <draw:equation draw:name="f37" draw:formula="1598797*logheight/1598797"/>
          <draw:equation draw:name="f38" draw:formula="414241*logwidth/1034764"/>
          <draw:equation draw:name="f39" draw:formula="1024367*logheight/1598797"/>
          <draw:equation draw:name="f40" draw:formula="413112*logwidth/1034764"/>
          <draw:equation draw:name="f41" draw:formula="1024253*logheight/1598797"/>
          <draw:equation draw:name="f42" draw:formula="0*logwidth/1034764"/>
          <draw:equation draw:name="f43" draw:formula="517382*logheight/1598797"/>
          <draw:equation draw:name="f44" draw:formula="logwidth"/>
          <draw:equation draw:name="f45" draw:formula="logheight"/>
        </draw:enhanced-geometry>
      </draw:custom-shape>
      <draw:g draw:name="Group 7">
        <draw:custom-shape draw:name="TextBox 9" draw:style-name="Mgr5" draw:text-style-name="MP7" draw:layer="layout" svg:width="1.003cm" svg:height="0.674cm" svg:x="-4.591cm" svg:y="-0.205cm">
          <text:p text:style-name="MP6"><text:span text:style-name="MT1">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5" draw:text-style-name="MP7" draw:layer="layout" svg:width="1.303cm" svg:height="0.674cm" svg:x="-1.55cm" svg:y="0.811cm">
          <text:p text:style-name="MP6"><text:span text:style-name="MT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6" draw:text-style-name="MP8" draw:layer="layout" svg:width="3.902cm" svg:height="0.516cm" svg:x="-4.381cm" svg:y="0.387cm">
          <draw:image xlink:href="Pictures/10000201000001CD0000003D0E723AB59621D244.png" xlink:type="simple" xlink:show="embed" xlink:actuate="onLoad" loext:mime-type="image/png">
            <text:p/>
          </draw:image>
        </draw:frame>
      </draw:g>
      <draw:custom-shape draw:name="Rectangle 12" draw:style-name="Mgr5" draw:text-style-name="MP7" draw:layer="backgroundobjects" svg:width="4.585cm" svg:height="0.778cm" svg:x="-0.282cm" svg:y="19.332cm">
        <text:p text:style-name="MP6"><text:span text:style-name="MT2">© </text:span><text:span text:style-name="MT3"><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0" draw:layer="backgroundobjects" svg:width="21.907cm" svg:height="2.052cm" svg:x="1.746cm" svg:y="0.295cm" presentation:class="title" presentation:user-transformed="true">
        <draw:text-box>
          <text:p text:style-name="MP9"><text:span text:style-name="MT4">Click to edit Master title style</text:span></text:p>
        </draw:text-box>
      </draw:frame>
      <draw:g draw:name="Group 2">
        <draw:custom-shape draw:name="Rectangle: Folded Corner 3" draw:style-name="Mgr7" draw:text-style-name="MP11" draw:layer="layout" svg:width="4.566cm" svg:height="5.044cm" svg:x="26.206cm" svg:y="0cm">
          <text:p text:style-name="MP6"><text:span text:style-name="MT5">To insert your own icons*:</text:span></text:p>
          <text:p text:style-name="MP6"><text:span text:style-name="MT5"/></text:p>
          <text:p text:style-name="MP6"><text:span text:style-name="MT6">Insert</text:span><text:span text:style-name="MT5"> &gt;&gt; </text:span><text:span text:style-name="MT6">Icons</text:span></text:p>
          <text:p text:style-name="MP6"><text:span text:style-name="MT5"/></text:p>
          <text:p text:style-name="MP6"><text:span text:style-name="MT7">(*Only available to Office 365 subscribers)</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Picture 4" draw:style-name="Mgr6" draw:text-style-name="MP8" draw:layer="layout" svg:width="1.11cm" svg:height="1.825cm" svg:x="29.671cm" svg:y="1.178cm">
          <draw:image xlink:href="Pictures/100002010000002A0000004517F8574D972E34D2.png" xlink:type="simple" xlink:show="embed" xlink:actuate="onLoad" loext:mime-type="image/png">
            <text:p/>
          </draw:image>
        </draw:frame>
      </draw:g>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2">
      <draw:custom-shape draw:name="Rectangle 8" draw:style-name="Mgr3" draw:text-style-name="MP5" draw:layer="backgroundobjects" svg:width="25.399cm" svg:height="1.533cm" svg:x="0cm" svg:y="17.516cm">
        <text:p text:style-name="MP12"><text:span text:style-name="MT8">www.</text:span><text:span text:style-name="MT9">presentationgo</text:span><text:span text:style-name="MT8">.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Mgr8" draw:text-style-name="MP13" draw:layer="backgroundobjects" svg:width="1.025cm" svg:height="1.585cm" draw:transform="rotate (-1.5707963267949) translate (1.559cm 0.603cm)">
        <text:p text:style-name="MP14"><text:span text:style-name="MT14"/></text:p>
        <draw:enhanced-geometry draw:mirror-horizontal="false" draw:mirror-vertical="false" drawooo:sub-view-size="1034764 1598797" draw:text-areas="0 0 ?f44 ?f45" svg:viewBox="0 0 0 0" draw:type="ooxml-non-primitive" draw:enhanced-path="M 210916 535701 C 207764 443901 249915 348683 331908 284049 463097 180634 646600 194675 741774 315409 631231 275026 502220 297941 403935 375418 305650 452895 253243 572989 266699 689905 L 266698 689907 C 231008 644631 212807 590781 210916 535701 Z M 134938 517381 C 134938 728600 306164 899826 517383 899826 728602 899826 899828 728600 899828 517381 899828 306162 728602 134936 517383 134936 306164 134936 134938 306162 134938 517381 Z M 0 517382 C 0 231640 231640 0 517382 0 803124 0 1034764 231640 1034764 517382 1034764 767406 857415 976008 621653 1024253 L 620527 1024366 662992 1598797 371775 1598797 414241 1024367 413112 1024253 C 177349 976008 0 767406 0 517382 Z N">
          <draw:equation draw:name="f0" draw:formula="210916*logwidth/1034764"/>
          <draw:equation draw:name="f1" draw:formula="535701*logheight/1598797"/>
          <draw:equation draw:name="f2" draw:formula="331908*logwidth/1034764"/>
          <draw:equation draw:name="f3" draw:formula="284049*logheight/1598797"/>
          <draw:equation draw:name="f4" draw:formula="741774*logwidth/1034764"/>
          <draw:equation draw:name="f5" draw:formula="315409*logheight/1598797"/>
          <draw:equation draw:name="f6" draw:formula="403935*logwidth/1034764"/>
          <draw:equation draw:name="f7" draw:formula="375418*logheight/1598797"/>
          <draw:equation draw:name="f8" draw:formula="266699*logwidth/1034764"/>
          <draw:equation draw:name="f9" draw:formula="689905*logheight/1598797"/>
          <draw:equation draw:name="f10" draw:formula="266698*logwidth/1034764"/>
          <draw:equation draw:name="f11" draw:formula="689907*logheight/1598797"/>
          <draw:equation draw:name="f12" draw:formula="210916*logwidth/1034764"/>
          <draw:equation draw:name="f13" draw:formula="535701*logheight/1598797"/>
          <draw:equation draw:name="f14" draw:formula="134938*logwidth/1034764"/>
          <draw:equation draw:name="f15" draw:formula="517381*logheight/1598797"/>
          <draw:equation draw:name="f16" draw:formula="517383*logwidth/1034764"/>
          <draw:equation draw:name="f17" draw:formula="899826*logheight/1598797"/>
          <draw:equation draw:name="f18" draw:formula="899828*logwidth/1034764"/>
          <draw:equation draw:name="f19" draw:formula="517381*logheight/1598797"/>
          <draw:equation draw:name="f20" draw:formula="517383*logwidth/1034764"/>
          <draw:equation draw:name="f21" draw:formula="134936*logheight/1598797"/>
          <draw:equation draw:name="f22" draw:formula="134938*logwidth/1034764"/>
          <draw:equation draw:name="f23" draw:formula="517381*logheight/1598797"/>
          <draw:equation draw:name="f24" draw:formula="0*logwidth/1034764"/>
          <draw:equation draw:name="f25" draw:formula="517382*logheight/1598797"/>
          <draw:equation draw:name="f26" draw:formula="517382*logwidth/1034764"/>
          <draw:equation draw:name="f27" draw:formula="0*logheight/1598797"/>
          <draw:equation draw:name="f28" draw:formula="1034764*logwidth/1034764"/>
          <draw:equation draw:name="f29" draw:formula="517382*logheight/1598797"/>
          <draw:equation draw:name="f30" draw:formula="621653*logwidth/1034764"/>
          <draw:equation draw:name="f31" draw:formula="1024253*logheight/1598797"/>
          <draw:equation draw:name="f32" draw:formula="620527*logwidth/1034764"/>
          <draw:equation draw:name="f33" draw:formula="1024366*logheight/1598797"/>
          <draw:equation draw:name="f34" draw:formula="662992*logwidth/1034764"/>
          <draw:equation draw:name="f35" draw:formula="1598797*logheight/1598797"/>
          <draw:equation draw:name="f36" draw:formula="371775*logwidth/1034764"/>
          <draw:equation draw:name="f37" draw:formula="1598797*logheight/1598797"/>
          <draw:equation draw:name="f38" draw:formula="414241*logwidth/1034764"/>
          <draw:equation draw:name="f39" draw:formula="1024367*logheight/1598797"/>
          <draw:equation draw:name="f40" draw:formula="413112*logwidth/1034764"/>
          <draw:equation draw:name="f41" draw:formula="1024253*logheight/1598797"/>
          <draw:equation draw:name="f42" draw:formula="0*logwidth/1034764"/>
          <draw:equation draw:name="f43" draw:formula="517382*logheight/1598797"/>
          <draw:equation draw:name="f44" draw:formula="logwidth"/>
          <draw:equation draw:name="f45" draw:formula="logheight"/>
        </draw:enhanced-geometry>
      </draw:custom-shape>
      <draw:custom-shape draw:name="Rectangle 6" draw:style-name="Mgr5" draw:text-style-name="MP7" draw:layer="backgroundobjects" svg:width="4.585cm" svg:height="0.778cm" svg:x="-0.282cm" svg:y="19.332cm">
        <text:p text:style-name="MP6"><text:span text:style-name="MT2">© </text:span><text:span text:style-name="MT3"><text:a xlink:href="http://www.presentationgo.com/" xlink:type="simple">presentationgo.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TextBox 9" draw:style-name="Mgr5" draw:text-style-name="MP7" draw:layer="layout" svg:width="1.003cm" svg:height="0.674cm" svg:x="-4.591cm" svg:y="-0.205cm">
          <text:p text:style-name="MP6"><text:span text:style-name="MT1">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5" draw:text-style-name="MP7" draw:layer="layout" svg:width="1.303cm" svg:height="0.674cm" svg:x="-1.55cm" svg:y="0.811cm">
          <text:p text:style-name="MP6"><text:span text:style-name="MT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6" draw:text-style-name="MP8" draw:layer="layout" svg:width="3.902cm" svg:height="0.516cm" svg:x="-4.381cm" svg:y="0.387cm">
          <draw:image xlink:href="Pictures/10000201000001CD0000003D0E723AB59621D244.png" xlink:type="simple" xlink:show="embed" xlink:actuate="onLoad" loext:mime-type="image/png">
            <text:p/>
          </draw:image>
        </draw:frame>
      </draw:g>
      <draw:frame draw:name="Title 1" presentation:style-name="Mpr4" draw:text-style-name="MP10" draw:layer="backgroundobjects" svg:width="21.907cm" svg:height="2.052cm" svg:x="1.746cm" svg:y="0.295cm" presentation:class="title" presentation:user-transformed="true">
        <draw:text-box>
          <text:p text:style-name="MP9"><text:span text:style-name="MT10">Click to edit Master title style</text:span></text:p>
        </draw:text-box>
      </draw:frame>
      <draw:g draw:name="Group 2">
        <draw:custom-shape draw:name="Rectangle: Folded Corner 3" draw:style-name="Mgr7" draw:text-style-name="MP11" draw:layer="layout" svg:width="4.566cm" svg:height="5.044cm" svg:x="26.206cm" svg:y="0cm">
          <text:p text:style-name="MP6"><text:span text:style-name="MT5">To insert your own icons*:</text:span></text:p>
          <text:p text:style-name="MP6"><text:span text:style-name="MT5"/></text:p>
          <text:p text:style-name="MP6"><text:span text:style-name="MT6">Insert</text:span><text:span text:style-name="MT5"> &gt;&gt; </text:span><text:span text:style-name="MT6">Icons</text:span></text:p>
          <text:p text:style-name="MP6"><text:span text:style-name="MT5"/></text:p>
          <text:p text:style-name="MP6"><text:span text:style-name="MT7">(*Only available to Office 365 subscribers)</text:span></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Picture 4" draw:style-name="Mgr6" draw:text-style-name="MP8" draw:layer="layout" svg:width="1.11cm" svg:height="1.825cm" svg:x="29.671cm" svg:y="1.178cm">
          <draw:image xlink:href="Pictures/100002010000002A0000004517F8574D972E34D2.png" xlink:type="simple" xlink:show="embed" xlink:actuate="onLoad" loext:mime-type="image/png">
            <text:p/>
          </draw:image>
        </draw:frame>
      </draw:g>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signed_20_by_20_PresentationGo" style:display-name="Designed by PresentationGo" style:page-layout-name="PM1" draw:style-name="Mdp3">
      <draw:custom-shape draw:name="Rectangle 4" draw:style-name="Mgr9" draw:text-style-name="MP7" draw:layer="backgroundobjects" svg:width="25.399cm" svg:height="1.533cm" svg:x="0cm" svg:y="8.758cm">
        <text:p text:style-name="MP12"><text:span text:style-name="MT11">www.</text:span><text:span text:style-name="MT12">PresentationGO</text:span><text:span text:style-name="MT11">.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7" draw:layer="backgroundobjects" svg:width="14.016cm" svg:height="1.984cm" svg:x="5.691cm" svg:y="8.533cm">
        <text:p text:style-name="MP14"><text:span text:style-name="M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11" draw:text-style-name="MP7" draw:layer="backgroundobjects" svg:width="10.544cm" svg:height="1.776cm" svg:x="7.428cm" svg:y="16.628cm">
        <text:p text:style-name="MP14"><text:span text:style-name="MT13">The free PowerPoint and Google Slides template libr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2" draw:text-style-name="MP7" draw:layer="backgroundobjects" svg:width="7.645cm" svg:height="1.014cm" svg:x="8.877cm" svg:y="7.319cm">
        <text:p text:style-name="MP14"><text:span text:style-name="MT14">Designed with <text:s text:c="8"/>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0" draw:style-name="Mgr13" draw:text-style-name="MP15" draw:layer="backgroundobjects" svg:width="0.725cm" svg:height="0.621cm" svg:x="13.826cm" svg:y="7.516cm">
        <text:p text:style-name="MP12"/>
        <draw:enhanced-geometry draw:mirror-horizontal="false" draw:mirror-vertical="false" drawooo:sub-view-size="504825 432707" draw:text-areas="0 0 ?f0 ?f1" svg:viewBox="0 0 0 0" draw:type="ooxml-non-primitive"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equation draw:name="f0" draw:formula="logwidth"/>
          <draw:equation draw:name="f1" draw:formula="logheight"/>
        </draw:enhanced-geometry>
      </draw:custom-shape>
      <presentation:notes style:page-layout-name="PM2">
        <draw:page-thumbnail presentation:style-name="Designed_20_by_20_PresentationGo-title" draw:layer="backgroundobjects" svg:width="12.699cm" svg:height="9.524cm" svg:x="3.175cm" svg:y="1.93cm" presentation:class="page"/>
        <draw:frame presentation:style-name="Designed_20_by_20_PresentationGo-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Dual Horizontal Hierarchy</dc:title>
    <meta:initial-creator>PresentationGO.com</meta:initial-creator>
    <dc:description>© Copyright PresentationGO.com</dc:description>
    <meta:creation-date>2014-11-26T05:14:11</meta:creation-date>
    <dc:date>2020-05-25T15:43:44.465288712</dc:date>
    <meta:editing-duration>P7DT3H5M1S</meta:editing-duration>
    <dc:creator>Arvind Gangaiya Kula</dc:creator>
    <meta:editing-cycles>1</meta:editing-cycles>
    <meta:generator>LibreOffice/6.4.4.1$Linux_X86_64 LibreOffice_project/40$Build-1</meta:generator>
    <meta:document-statistic meta:object-count="19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meta:user-defined>
    <meta:user-defined meta:name="category" meta:value-type="string">Charts &amp; Diagrams</meta:user-defined>
    <meta:template xlink:type="simple" xlink:actuate="onRequest" xlink:title="TEMPLATE-PGO(16_9)" xlink:href=""/>
  </office:meta>
</office:document-meta>
</file>